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9年2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841182" table:style-name="ce57">
            <text:p>8,841,182</text:p>
          </table:table-cell>
          <table:table-cell office:value-type="float" office:value="23600903" table:style-name="ce58">
            <text:p>23,600,903</text:p>
          </table:table-cell>
          <table:table-cell office:value-type="float" office:value="11701322" table:style-name="ce58">
            <text:p>11,701,322</text:p>
          </table:table-cell>
          <table:table-cell office:value-type="float" office:value="11899581" table:style-name="ce59">
            <text:p>11,899,581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86505" table:style-name="ce57">
            <text:p>1,586,505</text:p>
          </table:table-cell>
          <table:table-cell office:value-type="float" office:value="4022450" table:style-name="ce62">
            <text:p>4,022,450</text:p>
          </table:table-cell>
          <table:table-cell office:value-type="float" office:value="1965056" table:style-name="ce62">
            <text:p>1,965,056</text:p>
          </table:table-cell>
          <table:table-cell office:value-type="float" office:value="2057394" table:style-name="ce59">
            <text:p>2,057,394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59903" table:style-name="ce57">
            <text:p>1,059,903</text:p>
          </table:table-cell>
          <table:table-cell office:value-type="float" office:value="2639084" table:style-name="ce62">
            <text:p>2,639,084</text:p>
          </table:table-cell>
          <table:table-cell office:value-type="float" office:value="1256806" table:style-name="ce62">
            <text:p>1,256,806</text:p>
          </table:table-cell>
          <table:table-cell office:value-type="float" office:value="1382278" table:style-name="ce59">
            <text:p>1,382,278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28269" table:style-name="ce57">
            <text:p>828,269</text:p>
          </table:table-cell>
          <table:table-cell office:value-type="float" office:value="2252835" table:style-name="ce62">
            <text:p>2,252,835</text:p>
          </table:table-cell>
          <table:table-cell office:value-type="float" office:value="1117715" table:style-name="ce62">
            <text:p>1,117,715</text:p>
          </table:table-cell>
          <table:table-cell office:value-type="float" office:value="1135120" table:style-name="ce59">
            <text:p>1,135,120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88326" table:style-name="ce57">
            <text:p>988,326</text:p>
          </table:table-cell>
          <table:table-cell office:value-type="float" office:value="2816052" table:style-name="ce62">
            <text:p>2,816,052</text:p>
          </table:table-cell>
          <table:table-cell office:value-type="float" office:value="1384268" table:style-name="ce62">
            <text:p>1,384,268</text:p>
          </table:table-cell>
          <table:table-cell office:value-type="float" office:value="1431784" table:style-name="ce59">
            <text:p>1,431,784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6737" table:style-name="ce57">
            <text:p>696,737</text:p>
          </table:table-cell>
          <table:table-cell office:value-type="float" office:value="1879647" table:style-name="ce62">
            <text:p>1,879,647</text:p>
          </table:table-cell>
          <table:table-cell office:value-type="float" office:value="936547" table:style-name="ce62">
            <text:p>936,547</text:p>
          </table:table-cell>
          <table:table-cell office:value-type="float" office:value="943100" table:style-name="ce59">
            <text:p>943,100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0890" table:style-name="ce57">
            <text:p>1,110,890</text:p>
          </table:table-cell>
          <table:table-cell office:value-type="float" office:value="2774316" table:style-name="ce61">
            <text:p>2,774,316</text:p>
          </table:table-cell>
          <table:table-cell office:value-type="float" office:value="1369816" table:style-name="ce62">
            <text:p>1,369,816</text:p>
          </table:table-cell>
          <table:table-cell office:value-type="float" office:value="1404500" table:style-name="ce59">
            <text:p>1,404,500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26045" table:style-name="ce57">
            <text:p>2,526,045</text:p>
          </table:table-cell>
          <table:table-cell office:value-type="float" office:value="7063379" table:style-name="ce61">
            <text:p>7,063,379</text:p>
          </table:table-cell>
          <table:table-cell office:value-type="float" office:value="3593683" table:style-name="ce62">
            <text:p>3,593,683</text:p>
          </table:table-cell>
          <table:table-cell office:value-type="float" office:value="3469696" table:style-name="ce59">
            <text:p>3,469,696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0951" table:style-name="ce36">
            <text:p>170,951</text:p>
          </table:table-cell>
          <table:table-cell office:value-type="float" office:value="454099" table:style-name="ce37">
            <text:p>454,099</text:p>
          </table:table-cell>
          <table:table-cell office:value-type="float" office:value="229083" table:style-name="ce37">
            <text:p>229,083</text:p>
          </table:table-cell>
          <table:table-cell office:value-type="float" office:value="225016" table:style-name="ce37">
            <text:p>225,01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0960" table:style-name="ce36">
            <text:p>200,960</text:p>
          </table:table-cell>
          <table:table-cell office:value-type="float" office:value="564832" table:style-name="ce37">
            <text:p>564,832</text:p>
          </table:table-cell>
          <table:table-cell office:value-type="float" office:value="288328" table:style-name="ce37">
            <text:p>288,328</text:p>
          </table:table-cell>
          <table:table-cell office:value-type="float" office:value="276504" table:style-name="ce37">
            <text:p>276,504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1378" table:style-name="ce36">
            <text:p>191,378</text:p>
          </table:table-cell>
          <table:table-cell office:value-type="float" office:value="545158" table:style-name="ce37">
            <text:p>545,158</text:p>
          </table:table-cell>
          <table:table-cell office:value-type="float" office:value="281081" table:style-name="ce37">
            <text:p>281,081</text:p>
          </table:table-cell>
          <table:table-cell office:value-type="float" office:value="264077" table:style-name="ce37">
            <text:p>264,077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3047" table:style-name="ce36">
            <text:p>393,047</text:p>
          </table:table-cell>
          <table:table-cell office:value-type="float" office:value="1271761" table:style-name="ce37">
            <text:p>1,271,761</text:p>
          </table:table-cell>
          <table:table-cell office:value-type="float" office:value="646755" table:style-name="ce37">
            <text:p>646,755</text:p>
          </table:table-cell>
          <table:table-cell office:value-type="float" office:value="625006" table:style-name="ce37">
            <text:p>625,00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8994" table:style-name="ce36">
            <text:p>178,994</text:p>
          </table:table-cell>
          <table:table-cell office:value-type="float" office:value="493743" table:style-name="ce37">
            <text:p>493,743</text:p>
          </table:table-cell>
          <table:table-cell office:value-type="float" office:value="252511" table:style-name="ce37">
            <text:p>252,511</text:p>
          </table:table-cell>
          <table:table-cell office:value-type="float" office:value="241232" table:style-name="ce37">
            <text:p>241,232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2085" table:style-name="ce36">
            <text:p>242,085</text:p>
          </table:table-cell>
          <table:table-cell office:value-type="float" office:value="680448" table:style-name="ce37">
            <text:p>680,448</text:p>
          </table:table-cell>
          <table:table-cell office:value-type="float" office:value="352304" table:style-name="ce37">
            <text:p>352,304</text:p>
          </table:table-cell>
          <table:table-cell office:value-type="float" office:value="328144" table:style-name="ce37">
            <text:p>328,14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3685" table:style-name="ce36">
            <text:p>183,685</text:p>
          </table:table-cell>
          <table:table-cell office:value-type="float" office:value="502385" table:style-name="ce37">
            <text:p>502,385</text:p>
          </table:table-cell>
          <table:table-cell office:value-type="float" office:value="260812" table:style-name="ce37">
            <text:p>260,812</text:p>
          </table:table-cell>
          <table:table-cell office:value-type="float" office:value="241573" table:style-name="ce37">
            <text:p>241,57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9957" table:style-name="ce36">
            <text:p>289,957</text:p>
          </table:table-cell>
          <table:table-cell office:value-type="float" office:value="817803" table:style-name="ce37">
            <text:p>817,803</text:p>
          </table:table-cell>
          <table:table-cell office:value-type="float" office:value="417073" table:style-name="ce37">
            <text:p>417,073</text:p>
          </table:table-cell>
          <table:table-cell office:value-type="float" office:value="400730" table:style-name="ce37">
            <text:p>400,73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170" table:style-name="ce36">
            <text:p>83,170</text:p>
          </table:table-cell>
          <table:table-cell office:value-type="float" office:value="216453" table:style-name="ce55">
            <text:p>216,453</text:p>
          </table:table-cell>
          <table:table-cell office:value-type="float" office:value="111384" table:style-name="ce37">
            <text:p>111,384</text:p>
          </table:table-cell>
          <table:table-cell office:value-type="float" office:value="105069" table:style-name="ce37">
            <text:p>105,06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6703" table:style-name="ce36">
            <text:p>126,703</text:p>
          </table:table-cell>
          <table:table-cell office:value-type="float" office:value="325857" table:style-name="ce37">
            <text:p>325,857</text:p>
          </table:table-cell>
          <table:table-cell office:value-type="float" office:value="164817" table:style-name="ce37">
            <text:p>164,817</text:p>
          </table:table-cell>
          <table:table-cell office:value-type="float" office:value="161040" table:style-name="ce37">
            <text:p>161,04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503" table:style-name="ce36">
            <text:p>41,503</text:p>
          </table:table-cell>
          <table:table-cell office:value-type="float" office:value="105121" table:style-name="ce37">
            <text:p>105,121</text:p>
          </table:table-cell>
          <table:table-cell office:value-type="float" office:value="54211" table:style-name="ce37">
            <text:p>54,211</text:p>
          </table:table-cell>
          <table:table-cell office:value-type="float" office:value="50910" table:style-name="ce37">
            <text:p>50,9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4573" table:style-name="ce36">
            <text:p>154,573</text:p>
          </table:table-cell>
          <table:table-cell office:value-type="float" office:value="368870" table:style-name="ce37">
            <text:p>368,870</text:p>
          </table:table-cell>
          <table:table-cell office:value-type="float" office:value="184126" table:style-name="ce37">
            <text:p>184,126</text:p>
          </table:table-cell>
          <table:table-cell office:value-type="float" office:value="184744" table:style-name="ce37">
            <text:p>184,74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8365" table:style-name="ce36">
            <text:p>168,365</text:p>
          </table:table-cell>
          <table:table-cell office:value-type="float" office:value="449251" table:style-name="ce37">
            <text:p>449,251</text:p>
          </table:table-cell>
          <table:table-cell office:value-type="float" office:value="221528" table:style-name="ce37">
            <text:p>221,528</text:p>
          </table:table-cell>
          <table:table-cell office:value-type="float" office:value="227723" table:style-name="ce37">
            <text:p>227,7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674" table:style-name="ce36">
            <text:p>100,674</text:p>
          </table:table-cell>
          <table:table-cell office:value-type="float" office:value="267598" table:style-name="ce37">
            <text:p>267,598</text:p>
          </table:table-cell>
          <table:table-cell office:value-type="float" office:value="129670" table:style-name="ce37">
            <text:p>129,670</text:p>
          </table:table-cell>
          <table:table-cell office:value-type="float" office:value="137928" table:style-name="ce37">
            <text:p>137,92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507" table:style-name="ce57">
            <text:p>44,507</text:p>
          </table:table-cell>
          <table:table-cell office:value-type="float" office:value="153140" table:style-name="ce61">
            <text:p>153,140</text:p>
          </table:table-cell>
          <table:table-cell office:value-type="float" office:value="77431" table:style-name="ce61">
            <text:p>77,431</text:p>
          </table:table-cell>
          <table:table-cell office:value-type="float" office:value="75709" table:style-name="ce61">
            <text:p>75,70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248" table:style-name="ce36">
            <text:p>41,248</text:p>
          </table:table-cell>
          <table:table-cell office:value-type="float" office:value="140081" table:style-name="ce37">
            <text:p>140,081</text:p>
          </table:table-cell>
          <table:table-cell office:value-type="float" office:value="69948" table:style-name="ce37">
            <text:p>69,948</text:p>
          </table:table-cell>
          <table:table-cell office:value-type="float" office:value="70133" table:style-name="ce37">
            <text:p>70,133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259" table:style-name="ce38">
            <text:p>3,259</text:p>
          </table:table-cell>
          <table:table-cell office:value-type="float" office:value="13059" table:style-name="ce39">
            <text:p>13,059</text:p>
          </table:table-cell>
          <table:table-cell office:value-type="float" office:value="7483" table:style-name="ce39">
            <text:p>7,483</text:p>
          </table:table-cell>
          <table:table-cell office:value-type="float" office:value="5576" table:style-name="ce39">
            <text:p>5,576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9年3月9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86505" table:style-name="ce82">
            <text:p>1,586,505</text:p>
          </table:table-cell>
          <table:table-cell office:value-type="float" office:value="4022450" table:style-name="ce79">
            <text:p>4,022,450</text:p>
          </table:table-cell>
          <table:table-cell office:value-type="float" office:value="1965056" table:style-name="ce79">
            <text:p>1,965,056</text:p>
          </table:table-cell>
          <table:table-cell office:value-type="float" office:value="2057394" table:style-name="ce83">
            <text:p>2,057,39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5484" table:style-name="ce9">
            <text:p>215,484</text:p>
          </table:table-cell>
          <table:table-cell office:value-type="float" office:value="557183" table:style-name="ce11">
            <text:p>557,183</text:p>
          </table:table-cell>
          <table:table-cell office:value-type="float" office:value="271084" table:style-name="ce11">
            <text:p>271,084</text:p>
          </table:table-cell>
          <table:table-cell office:value-type="float" office:value="286099" table:style-name="ce23">
            <text:p>286,0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3312" table:style-name="ce9">
            <text:p>153,312</text:p>
          </table:table-cell>
          <table:table-cell office:value-type="float" office:value="386098" table:style-name="ce11">
            <text:p>386,098</text:p>
          </table:table-cell>
          <table:table-cell office:value-type="float" office:value="189432" table:style-name="ce11">
            <text:p>189,432</text:p>
          </table:table-cell>
          <table:table-cell office:value-type="float" office:value="196666" table:style-name="ce23">
            <text:p>196,66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7723" table:style-name="ce9">
            <text:p>167,723</text:p>
          </table:table-cell>
          <table:table-cell office:value-type="float" office:value="413063" table:style-name="ce11">
            <text:p>413,063</text:p>
          </table:table-cell>
          <table:table-cell office:value-type="float" office:value="199855" table:style-name="ce11">
            <text:p>199,855</text:p>
          </table:table-cell>
          <table:table-cell office:value-type="float" office:value="213208" table:style-name="ce23">
            <text:p>213,2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369" table:style-name="ce9">
            <text:p>91,369</text:p>
          </table:table-cell>
          <table:table-cell office:value-type="float" office:value="220708" table:style-name="ce11">
            <text:p>220,708</text:p>
          </table:table-cell>
          <table:table-cell office:value-type="float" office:value="104550" table:style-name="ce11">
            <text:p>104,550</text:p>
          </table:table-cell>
          <table:table-cell office:value-type="float" office:value="116158" table:style-name="ce23">
            <text:p>116,15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8203" table:style-name="ce9">
            <text:p>158,203</text:p>
          </table:table-cell>
          <table:table-cell office:value-type="float" office:value="420927" table:style-name="ce11">
            <text:p>420,927</text:p>
          </table:table-cell>
          <table:table-cell office:value-type="float" office:value="205039" table:style-name="ce11">
            <text:p>205,039</text:p>
          </table:table-cell>
          <table:table-cell office:value-type="float" office:value="215888" table:style-name="ce23">
            <text:p>215,8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9295" table:style-name="ce9">
            <text:p>129,295</text:p>
          </table:table-cell>
          <table:table-cell office:value-type="float" office:value="303750" table:style-name="ce11">
            <text:p>303,750</text:p>
          </table:table-cell>
          <table:table-cell office:value-type="float" office:value="145630" table:style-name="ce11">
            <text:p>145,630</text:p>
          </table:table-cell>
          <table:table-cell office:value-type="float" office:value="158120" table:style-name="ce23">
            <text:p>158,1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201" table:style-name="ce9">
            <text:p>67,201</text:p>
          </table:table-cell>
          <table:table-cell office:value-type="float" office:value="183956" table:style-name="ce11">
            <text:p>183,956</text:p>
          </table:table-cell>
          <table:table-cell office:value-type="float" office:value="91660" table:style-name="ce11">
            <text:p>91,660</text:p>
          </table:table-cell>
          <table:table-cell office:value-type="float" office:value="92296" table:style-name="ce23">
            <text:p>92,2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152" table:style-name="ce9">
            <text:p>31,152</text:p>
          </table:table-cell>
          <table:table-cell office:value-type="float" office:value="87073" table:style-name="ce11">
            <text:p>87,073</text:p>
          </table:table-cell>
          <table:table-cell office:value-type="float" office:value="43599" table:style-name="ce11">
            <text:p>43,599</text:p>
          </table:table-cell>
          <table:table-cell office:value-type="float" office:value="43474" table:style-name="ce23">
            <text:p>43,4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018" table:style-name="ce9">
            <text:p>44,018</text:p>
          </table:table-cell>
          <table:table-cell office:value-type="float" office:value="116642" table:style-name="ce11">
            <text:p>116,642</text:p>
          </table:table-cell>
          <table:table-cell office:value-type="float" office:value="58254" table:style-name="ce11">
            <text:p>58,254</text:p>
          </table:table-cell>
          <table:table-cell office:value-type="float" office:value="58388" table:style-name="ce23">
            <text:p>58,3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0630" table:style-name="ce9">
            <text:p>80,630</text:p>
          </table:table-cell>
          <table:table-cell office:value-type="float" office:value="179514" table:style-name="ce11">
            <text:p>179,514</text:p>
          </table:table-cell>
          <table:table-cell office:value-type="float" office:value="85873" table:style-name="ce11">
            <text:p>85,873</text:p>
          </table:table-cell>
          <table:table-cell office:value-type="float" office:value="93641" table:style-name="ce23">
            <text:p>93,6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9877" table:style-name="ce9">
            <text:p>89,877</text:p>
          </table:table-cell>
          <table:table-cell office:value-type="float" office:value="203864" table:style-name="ce11">
            <text:p>203,864</text:p>
          </table:table-cell>
          <table:table-cell office:value-type="float" office:value="99179" table:style-name="ce11">
            <text:p>99,179</text:p>
          </table:table-cell>
          <table:table-cell office:value-type="float" office:value="104685" table:style-name="ce23">
            <text:p>104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59" table:style-name="ce9">
            <text:p>16,159</text:p>
          </table:table-cell>
          <table:table-cell office:value-type="float" office:value="39456" table:style-name="ce11">
            <text:p>39,456</text:p>
          </table:table-cell>
          <table:table-cell office:value-type="float" office:value="19918" table:style-name="ce11">
            <text:p>19,918</text:p>
          </table:table-cell>
          <table:table-cell office:value-type="float" office:value="19538" table:style-name="ce23">
            <text:p>19,5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8380" table:style-name="ce9">
            <text:p>88,380</text:p>
          </table:table-cell>
          <table:table-cell office:value-type="float" office:value="237819" table:style-name="ce11">
            <text:p>237,819</text:p>
          </table:table-cell>
          <table:table-cell office:value-type="float" office:value="116996" table:style-name="ce11">
            <text:p>116,996</text:p>
          </table:table-cell>
          <table:table-cell office:value-type="float" office:value="120823" table:style-name="ce23">
            <text:p>120,8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592" table:style-name="ce9">
            <text:p>72,592</text:p>
          </table:table-cell>
          <table:table-cell office:value-type="float" office:value="202135" table:style-name="ce11">
            <text:p>202,135</text:p>
          </table:table-cell>
          <table:table-cell office:value-type="float" office:value="99057" table:style-name="ce11">
            <text:p>99,057</text:p>
          </table:table-cell>
          <table:table-cell office:value-type="float" office:value="103078" table:style-name="ce23">
            <text:p>103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3763" table:style-name="ce9">
            <text:p>33,763</text:p>
          </table:table-cell>
          <table:table-cell office:value-type="float" office:value="88312" table:style-name="ce11">
            <text:p>88,312</text:p>
          </table:table-cell>
          <table:table-cell office:value-type="float" office:value="44440" table:style-name="ce11">
            <text:p>44,440</text:p>
          </table:table-cell>
          <table:table-cell office:value-type="float" office:value="43872" table:style-name="ce23">
            <text:p>43,8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831" table:style-name="ce9">
            <text:p>28,831</text:p>
          </table:table-cell>
          <table:table-cell office:value-type="float" office:value="78684" table:style-name="ce11">
            <text:p>78,684</text:p>
          </table:table-cell>
          <table:table-cell office:value-type="float" office:value="38827" table:style-name="ce11">
            <text:p>38,827</text:p>
          </table:table-cell>
          <table:table-cell office:value-type="float" office:value="39857" table:style-name="ce23">
            <text:p>39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6743" table:style-name="ce9">
            <text:p>46,743</text:p>
          </table:table-cell>
          <table:table-cell office:value-type="float" office:value="116426" table:style-name="ce11">
            <text:p>116,426</text:p>
          </table:table-cell>
          <table:table-cell office:value-type="float" office:value="56603" table:style-name="ce11">
            <text:p>56,603</text:p>
          </table:table-cell>
          <table:table-cell office:value-type="float" office:value="59823" table:style-name="ce23">
            <text:p>59,8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726" table:style-name="ce9">
            <text:p>9,726</text:p>
          </table:table-cell>
          <table:table-cell office:value-type="float" office:value="23756" table:style-name="ce11">
            <text:p>23,756</text:p>
          </table:table-cell>
          <table:table-cell office:value-type="float" office:value="11854" table:style-name="ce11">
            <text:p>11,854</text:p>
          </table:table-cell>
          <table:table-cell office:value-type="float" office:value="11902" table:style-name="ce23">
            <text:p>11,9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06" table:style-name="ce9">
            <text:p>3,406</text:p>
          </table:table-cell>
          <table:table-cell office:value-type="float" office:value="7607" table:style-name="ce11">
            <text:p>7,607</text:p>
          </table:table-cell>
          <table:table-cell office:value-type="float" office:value="4158" table:style-name="ce11">
            <text:p>4,158</text:p>
          </table:table-cell>
          <table:table-cell office:value-type="float" office:value="3449" table:style-name="ce23">
            <text:p>3,4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4" table:style-name="ce9">
            <text:p>2,544</text:p>
          </table:table-cell>
          <table:table-cell office:value-type="float" office:value="6719" table:style-name="ce11">
            <text:p>6,719</text:p>
          </table:table-cell>
          <table:table-cell office:value-type="float" office:value="3664" table:style-name="ce11">
            <text:p>3,664</text:p>
          </table:table-cell>
          <table:table-cell office:value-type="float" office:value="3055" table:style-name="ce23">
            <text:p>3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69" table:style-name="ce9">
            <text:p>9,569</text:p>
          </table:table-cell>
          <table:table-cell office:value-type="float" office:value="22736" table:style-name="ce11">
            <text:p>22,736</text:p>
          </table:table-cell>
          <table:table-cell office:value-type="float" office:value="11681" table:style-name="ce11">
            <text:p>11,681</text:p>
          </table:table-cell>
          <table:table-cell office:value-type="float" office:value="11055" table:style-name="ce23">
            <text:p>11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78" table:style-name="ce9">
            <text:p>4,278</text:p>
          </table:table-cell>
          <table:table-cell office:value-type="float" office:value="11755" table:style-name="ce11">
            <text:p>11,755</text:p>
          </table:table-cell>
          <table:table-cell office:value-type="float" office:value="6106" table:style-name="ce11">
            <text:p>6,106</text:p>
          </table:table-cell>
          <table:table-cell office:value-type="float" office:value="5649" table:style-name="ce23">
            <text:p>5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305" table:style-name="ce9">
            <text:p>15,305</text:p>
          </table:table-cell>
          <table:table-cell office:value-type="float" office:value="39573" table:style-name="ce11">
            <text:p>39,573</text:p>
          </table:table-cell>
          <table:table-cell office:value-type="float" office:value="19736" table:style-name="ce11">
            <text:p>19,736</text:p>
          </table:table-cell>
          <table:table-cell office:value-type="float" office:value="19837" table:style-name="ce23">
            <text:p>19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76" table:style-name="ce9">
            <text:p>2,276</text:p>
          </table:table-cell>
          <table:table-cell office:value-type="float" office:value="4519" table:style-name="ce11">
            <text:p>4,519</text:p>
          </table:table-cell>
          <table:table-cell office:value-type="float" office:value="2502" table:style-name="ce11">
            <text:p>2,502</text:p>
          </table:table-cell>
          <table:table-cell office:value-type="float" office:value="2017" table:style-name="ce23">
            <text:p>2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65" table:style-name="ce9">
            <text:p>3,765</text:p>
          </table:table-cell>
          <table:table-cell office:value-type="float" office:value="8631" table:style-name="ce11">
            <text:p>8,631</text:p>
          </table:table-cell>
          <table:table-cell office:value-type="float" office:value="4674" table:style-name="ce11">
            <text:p>4,674</text:p>
          </table:table-cell>
          <table:table-cell office:value-type="float" office:value="3957" table:style-name="ce23">
            <text:p>3,9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46" table:style-name="ce9">
            <text:p>4,346</text:p>
          </table:table-cell>
          <table:table-cell office:value-type="float" office:value="11979" table:style-name="ce11">
            <text:p>11,979</text:p>
          </table:table-cell>
          <table:table-cell office:value-type="float" office:value="6130" table:style-name="ce11">
            <text:p>6,130</text:p>
          </table:table-cell>
          <table:table-cell office:value-type="float" office:value="5849" table:style-name="ce23">
            <text:p>5,8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50" table:style-name="ce9">
            <text:p>7,150</text:p>
          </table:table-cell>
          <table:table-cell office:value-type="float" office:value="21357" table:style-name="ce11">
            <text:p>21,357</text:p>
          </table:table-cell>
          <table:table-cell office:value-type="float" office:value="10503" table:style-name="ce11">
            <text:p>10,503</text:p>
          </table:table-cell>
          <table:table-cell office:value-type="float" office:value="10854" table:style-name="ce23">
            <text:p>10,8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11" table:style-name="ce9">
            <text:p>7,511</text:p>
          </table:table-cell>
          <table:table-cell office:value-type="float" office:value="21801" table:style-name="ce11">
            <text:p>21,801</text:p>
          </table:table-cell>
          <table:table-cell office:value-type="float" office:value="10929" table:style-name="ce11">
            <text:p>10,929</text:p>
          </table:table-cell>
          <table:table-cell office:value-type="float" office:value="10872" table:style-name="ce23">
            <text:p>10,872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897" table:style-name="ce16">
            <text:p>1,897</text:p>
          </table:table-cell>
          <table:table-cell office:value-type="float" office:value="6407" table:style-name="ce18">
            <text:p>6,407</text:p>
          </table:table-cell>
          <table:table-cell office:value-type="float" office:value="3123" table:style-name="ce18">
            <text:p>3,123</text:p>
          </table:table-cell>
          <table:table-cell office:value-type="float" office:value="3284" table:style-name="ce19">
            <text:p>3,284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59903" table:style-name="ce71">
            <text:p>1,059,903</text:p>
          </table:table-cell>
          <table:table-cell office:value-type="float" office:value="2639084" table:style-name="ce79">
            <text:p>2,639,084</text:p>
          </table:table-cell>
          <table:table-cell office:value-type="float" office:value="1256806" table:style-name="ce79">
            <text:p>1,256,806</text:p>
          </table:table-cell>
          <table:table-cell office:value-type="float" office:value="1382278" table:style-name="ce73">
            <text:p>1,382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194" table:style-name="ce52">
            <text:p>81,194</text:p>
          </table:table-cell>
          <table:table-cell office:value-type="float" office:value="203658" table:style-name="ce11">
            <text:p>203,658</text:p>
          </table:table-cell>
          <table:table-cell office:value-type="float" office:value="95163" table:style-name="ce11">
            <text:p>95,163</text:p>
          </table:table-cell>
          <table:table-cell office:value-type="float" office:value="108495" table:style-name="ce10">
            <text:p>108,4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271" table:style-name="ce52">
            <text:p>89,271</text:p>
          </table:table-cell>
          <table:table-cell office:value-type="float" office:value="219315" table:style-name="ce11">
            <text:p>219,315</text:p>
          </table:table-cell>
          <table:table-cell office:value-type="float" office:value="104178" table:style-name="ce11">
            <text:p>104,178</text:p>
          </table:table-cell>
          <table:table-cell office:value-type="float" office:value="115137" table:style-name="ce10">
            <text:p>115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548" table:style-name="ce52">
            <text:p>121,548</text:p>
          </table:table-cell>
          <table:table-cell office:value-type="float" office:value="307129" table:style-name="ce11">
            <text:p>307,129</text:p>
          </table:table-cell>
          <table:table-cell office:value-type="float" office:value="142836" table:style-name="ce11">
            <text:p>142,836</text:p>
          </table:table-cell>
          <table:table-cell office:value-type="float" office:value="164293" table:style-name="ce10">
            <text:p>164,2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610" table:style-name="ce52">
            <text:p>100,610</text:p>
          </table:table-cell>
          <table:table-cell office:value-type="float" office:value="226852" table:style-name="ce11">
            <text:p>226,852</text:p>
          </table:table-cell>
          <table:table-cell office:value-type="float" office:value="105290" table:style-name="ce11">
            <text:p>105,290</text:p>
          </table:table-cell>
          <table:table-cell office:value-type="float" office:value="121562" table:style-name="ce10">
            <text:p>121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663" table:style-name="ce52">
            <text:p>65,663</text:p>
          </table:table-cell>
          <table:table-cell office:value-type="float" office:value="157567" table:style-name="ce11">
            <text:p>157,567</text:p>
          </table:table-cell>
          <table:table-cell office:value-type="float" office:value="75025" table:style-name="ce11">
            <text:p>75,025</text:p>
          </table:table-cell>
          <table:table-cell office:value-type="float" office:value="82542" table:style-name="ce10">
            <text:p>82,5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920" table:style-name="ce52">
            <text:p>51,920</text:p>
          </table:table-cell>
          <table:table-cell office:value-type="float" office:value="125755" table:style-name="ce11">
            <text:p>125,755</text:p>
          </table:table-cell>
          <table:table-cell office:value-type="float" office:value="60976" table:style-name="ce11">
            <text:p>60,976</text:p>
          </table:table-cell>
          <table:table-cell office:value-type="float" office:value="64779" table:style-name="ce10">
            <text:p>64,7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249" table:style-name="ce52">
            <text:p>79,249</text:p>
          </table:table-cell>
          <table:table-cell office:value-type="float" office:value="186428" table:style-name="ce11">
            <text:p>186,428</text:p>
          </table:table-cell>
          <table:table-cell office:value-type="float" office:value="91288" table:style-name="ce11">
            <text:p>91,288</text:p>
          </table:table-cell>
          <table:table-cell office:value-type="float" office:value="95140" table:style-name="ce10">
            <text:p>95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307" table:style-name="ce52">
            <text:p>107,307</text:p>
          </table:table-cell>
          <table:table-cell office:value-type="float" office:value="271339" table:style-name="ce11">
            <text:p>271,339</text:p>
          </table:table-cell>
          <table:table-cell office:value-type="float" office:value="129760" table:style-name="ce11">
            <text:p>129,760</text:p>
          </table:table-cell>
          <table:table-cell office:value-type="float" office:value="141579" table:style-name="ce10">
            <text:p>141,5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623" table:style-name="ce52">
            <text:p>47,623</text:p>
          </table:table-cell>
          <table:table-cell office:value-type="float" office:value="120028" table:style-name="ce11">
            <text:p>120,028</text:p>
          </table:table-cell>
          <table:table-cell office:value-type="float" office:value="58656" table:style-name="ce11">
            <text:p>58,656</text:p>
          </table:table-cell>
          <table:table-cell office:value-type="float" office:value="61372" table:style-name="ce10">
            <text:p>61,3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484" table:style-name="ce52">
            <text:p>109,484</text:p>
          </table:table-cell>
          <table:table-cell office:value-type="float" office:value="285228" table:style-name="ce11">
            <text:p>285,228</text:p>
          </table:table-cell>
          <table:table-cell office:value-type="float" office:value="135902" table:style-name="ce11">
            <text:p>135,902</text:p>
          </table:table-cell>
          <table:table-cell office:value-type="float" office:value="149326" table:style-name="ce10">
            <text:p>149,3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031" table:style-name="ce52">
            <text:p>108,031</text:p>
          </table:table-cell>
          <table:table-cell office:value-type="float" office:value="282774" table:style-name="ce11">
            <text:p>282,774</text:p>
          </table:table-cell>
          <table:table-cell office:value-type="float" office:value="136178" table:style-name="ce11">
            <text:p>136,178</text:p>
          </table:table-cell>
          <table:table-cell office:value-type="float" office:value="146596" table:style-name="ce10">
            <text:p>146,59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003" table:style-name="ce53">
            <text:p>98,003</text:p>
          </table:table-cell>
          <table:table-cell office:value-type="float" office:value="253011" table:style-name="ce18">
            <text:p>253,011</text:p>
          </table:table-cell>
          <table:table-cell office:value-type="float" office:value="121554" table:style-name="ce18">
            <text:p>121,554</text:p>
          </table:table-cell>
          <table:table-cell office:value-type="float" office:value="131457" table:style-name="ce17">
            <text:p>131,457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28269" table:style-name="ce71">
            <text:p>828,269</text:p>
          </table:table-cell>
          <table:table-cell office:value-type="float" office:value="2252835" table:style-name="ce79">
            <text:p>2,252,835</text:p>
          </table:table-cell>
          <table:table-cell office:value-type="float" office:value="1117715" table:style-name="ce79">
            <text:p>1,117,715</text:p>
          </table:table-cell>
          <table:table-cell office:value-type="float" office:value="1135120" table:style-name="ce83">
            <text:p>1,135,12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3657" table:style-name="ce52">
            <text:p>173,657</text:p>
          </table:table-cell>
          <table:table-cell office:value-type="float" office:value="453711" table:style-name="ce11">
            <text:p>453,711</text:p>
          </table:table-cell>
          <table:table-cell office:value-type="float" office:value="219616" table:style-name="ce11">
            <text:p>219,616</text:p>
          </table:table-cell>
          <table:table-cell office:value-type="float" office:value="234095" table:style-name="ce23">
            <text:p>234,09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7208" table:style-name="ce52">
            <text:p>157,208</text:p>
          </table:table-cell>
          <table:table-cell office:value-type="float" office:value="418100" table:style-name="ce11">
            <text:p>418,100</text:p>
          </table:table-cell>
          <table:table-cell office:value-type="float" office:value="205232" table:style-name="ce11">
            <text:p>205,232</text:p>
          </table:table-cell>
          <table:table-cell office:value-type="float" office:value="212868" table:style-name="ce23">
            <text:p>212,86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576" table:style-name="ce52">
            <text:p>33,576</text:p>
          </table:table-cell>
          <table:table-cell office:value-type="float" office:value="95683" table:style-name="ce11">
            <text:p>95,683</text:p>
          </table:table-cell>
          <table:table-cell office:value-type="float" office:value="48611" table:style-name="ce11">
            <text:p>48,611</text:p>
          </table:table-cell>
          <table:table-cell office:value-type="float" office:value="47072" table:style-name="ce23">
            <text:p>47,07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1240" table:style-name="ce52">
            <text:p>61,240</text:p>
          </table:table-cell>
          <table:table-cell office:value-type="float" office:value="173427" table:style-name="ce11">
            <text:p>173,427</text:p>
          </table:table-cell>
          <table:table-cell office:value-type="float" office:value="87143" table:style-name="ce11">
            <text:p>87,143</text:p>
          </table:table-cell>
          <table:table-cell office:value-type="float" office:value="86284" table:style-name="ce23">
            <text:p>86,28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0444" table:style-name="ce52">
            <text:p>60,444</text:p>
          </table:table-cell>
          <table:table-cell office:value-type="float" office:value="166622" table:style-name="ce11">
            <text:p>166,622</text:p>
          </table:table-cell>
          <table:table-cell office:value-type="float" office:value="82529" table:style-name="ce11">
            <text:p>82,529</text:p>
          </table:table-cell>
          <table:table-cell office:value-type="float" office:value="84093" table:style-name="ce23">
            <text:p>84,09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032" table:style-name="ce52">
            <text:p>35,032</text:p>
          </table:table-cell>
          <table:table-cell office:value-type="float" office:value="93101" table:style-name="ce11">
            <text:p>93,101</text:p>
          </table:table-cell>
          <table:table-cell office:value-type="float" office:value="47360" table:style-name="ce11">
            <text:p>47,360</text:p>
          </table:table-cell>
          <table:table-cell office:value-type="float" office:value="45741" table:style-name="ce23">
            <text:p>45,74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4225" table:style-name="ce52">
            <text:p>64,225</text:p>
          </table:table-cell>
          <table:table-cell office:value-type="float" office:value="163138" table:style-name="ce11">
            <text:p>163,138</text:p>
          </table:table-cell>
          <table:table-cell office:value-type="float" office:value="80949" table:style-name="ce11">
            <text:p>80,949</text:p>
          </table:table-cell>
          <table:table-cell office:value-type="float" office:value="82189" table:style-name="ce23">
            <text:p>82,18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4612" table:style-name="ce52">
            <text:p>74,612</text:p>
          </table:table-cell>
          <table:table-cell office:value-type="float" office:value="206700" table:style-name="ce11">
            <text:p>206,700</text:p>
          </table:table-cell>
          <table:table-cell office:value-type="float" office:value="102990" table:style-name="ce11">
            <text:p>102,990</text:p>
          </table:table-cell>
          <table:table-cell office:value-type="float" office:value="103710" table:style-name="ce23">
            <text:p>103,71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344" table:style-name="ce52">
            <text:p>43,344</text:p>
          </table:table-cell>
          <table:table-cell office:value-type="float" office:value="124107" table:style-name="ce11">
            <text:p>124,107</text:p>
          </table:table-cell>
          <table:table-cell office:value-type="float" office:value="61960" table:style-name="ce11">
            <text:p>61,960</text:p>
          </table:table-cell>
          <table:table-cell office:value-type="float" office:value="62147" table:style-name="ce23">
            <text:p>62,14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9974" table:style-name="ce52">
            <text:p>79,974</text:p>
          </table:table-cell>
          <table:table-cell office:value-type="float" office:value="228589" table:style-name="ce11">
            <text:p>228,589</text:p>
          </table:table-cell>
          <table:table-cell office:value-type="float" office:value="113240" table:style-name="ce11">
            <text:p>113,240</text:p>
          </table:table-cell>
          <table:table-cell office:value-type="float" office:value="115349" table:style-name="ce23">
            <text:p>115,34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946" table:style-name="ce52">
            <text:p>16,946</text:p>
          </table:table-cell>
          <table:table-cell office:value-type="float" office:value="49296" table:style-name="ce11">
            <text:p>49,296</text:p>
          </table:table-cell>
          <table:table-cell office:value-type="float" office:value="26225" table:style-name="ce11">
            <text:p>26,225</text:p>
          </table:table-cell>
          <table:table-cell office:value-type="float" office:value="23071" table:style-name="ce23">
            <text:p>23,07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4149" table:style-name="ce52">
            <text:p>24,149</text:p>
          </table:table-cell>
          <table:table-cell office:value-type="float" office:value="68102" table:style-name="ce11">
            <text:p>68,102</text:p>
          </table:table-cell>
          <table:table-cell office:value-type="float" office:value="35248" table:style-name="ce11">
            <text:p>35,248</text:p>
          </table:table-cell>
          <table:table-cell office:value-type="float" office:value="32854" table:style-name="ce23">
            <text:p>32,854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62" table:style-name="ce53">
            <text:p>3,862</text:p>
          </table:table-cell>
          <table:table-cell office:value-type="float" office:value="12259" table:style-name="ce18">
            <text:p>12,259</text:p>
          </table:table-cell>
          <table:table-cell office:value-type="float" office:value="6612" table:style-name="ce18">
            <text:p>6,612</text:p>
          </table:table-cell>
          <table:table-cell office:value-type="float" office:value="5647" table:style-name="ce19">
            <text:p>5,647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9年2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88326" table:style-name="ce71">
            <text:p>988,326</text:p>
          </table:table-cell>
          <table:table-cell office:value-type="float" office:value="2816052" table:style-name="ce79">
            <text:p>2,816,052</text:p>
          </table:table-cell>
          <table:table-cell office:value-type="float" office:value="1384268" table:style-name="ce79">
            <text:p>1,384,268</text:p>
          </table:table-cell>
          <table:table-cell office:value-type="float" office:value="1431784" table:style-name="ce73">
            <text:p>1,431,78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58" table:style-name="ce52">
            <text:p>7,958</text:p>
          </table:table-cell>
          <table:table-cell office:value-type="float" office:value="18342" table:style-name="ce11">
            <text:p>18,342</text:p>
          </table:table-cell>
          <table:table-cell office:value-type="float" office:value="9050" table:style-name="ce11">
            <text:p>9,050</text:p>
          </table:table-cell>
          <table:table-cell office:value-type="float" office:value="9292" table:style-name="ce10">
            <text:p>9,29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566" table:style-name="ce52">
            <text:p>28,566</text:p>
          </table:table-cell>
          <table:table-cell office:value-type="float" office:value="75944" table:style-name="ce11">
            <text:p>75,944</text:p>
          </table:table-cell>
          <table:table-cell office:value-type="float" office:value="37699" table:style-name="ce11">
            <text:p>37,699</text:p>
          </table:table-cell>
          <table:table-cell office:value-type="float" office:value="38245" table:style-name="ce10">
            <text:p>38,24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702" table:style-name="ce52">
            <text:p>49,702</text:p>
          </table:table-cell>
          <table:table-cell office:value-type="float" office:value="126638" table:style-name="ce11">
            <text:p>126,638</text:p>
          </table:table-cell>
          <table:table-cell office:value-type="float" office:value="60627" table:style-name="ce11">
            <text:p>60,627</text:p>
          </table:table-cell>
          <table:table-cell office:value-type="float" office:value="66011" table:style-name="ce10">
            <text:p>66,011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093" table:style-name="ce52">
            <text:p>46,093</text:p>
          </table:table-cell>
          <table:table-cell office:value-type="float" office:value="115293" table:style-name="ce11">
            <text:p>115,293</text:p>
          </table:table-cell>
          <table:table-cell office:value-type="float" office:value="54596" table:style-name="ce11">
            <text:p>54,596</text:p>
          </table:table-cell>
          <table:table-cell office:value-type="float" office:value="60697" table:style-name="ce10">
            <text:p>60,69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203" table:style-name="ce52">
            <text:p>60,203</text:p>
          </table:table-cell>
          <table:table-cell office:value-type="float" office:value="147157" table:style-name="ce11">
            <text:p>147,157</text:p>
          </table:table-cell>
          <table:table-cell office:value-type="float" office:value="70150" table:style-name="ce11">
            <text:p>70,150</text:p>
          </table:table-cell>
          <table:table-cell office:value-type="float" office:value="77007" table:style-name="ce10">
            <text:p>77,00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8584" table:style-name="ce52">
            <text:p>88,584</text:p>
          </table:table-cell>
          <table:table-cell office:value-type="float" office:value="230712" table:style-name="ce11">
            <text:p>230,712</text:p>
          </table:table-cell>
          <table:table-cell office:value-type="float" office:value="110479" table:style-name="ce11">
            <text:p>110,479</text:p>
          </table:table-cell>
          <table:table-cell office:value-type="float" office:value="120233" table:style-name="ce10">
            <text:p>120,23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5216" table:style-name="ce52">
            <text:p>65,216</text:p>
          </table:table-cell>
          <table:table-cell office:value-type="float" office:value="174040" table:style-name="ce11">
            <text:p>174,040</text:p>
          </table:table-cell>
          <table:table-cell office:value-type="float" office:value="83161" table:style-name="ce11">
            <text:p>83,161</text:p>
          </table:table-cell>
          <table:table-cell office:value-type="float" office:value="90879" table:style-name="ce10">
            <text:p>90,87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5097" table:style-name="ce52">
            <text:p>105,097</text:p>
          </table:table-cell>
          <table:table-cell office:value-type="float" office:value="284008" table:style-name="ce11">
            <text:p>284,008</text:p>
          </table:table-cell>
          <table:table-cell office:value-type="float" office:value="135648" table:style-name="ce11">
            <text:p>135,648</text:p>
          </table:table-cell>
          <table:table-cell office:value-type="float" office:value="148360" table:style-name="ce10">
            <text:p>148,36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750" table:style-name="ce52">
            <text:p>54,750</text:p>
          </table:table-cell>
          <table:table-cell office:value-type="float" office:value="166773" table:style-name="ce11">
            <text:p>166,773</text:p>
          </table:table-cell>
          <table:table-cell office:value-type="float" office:value="82192" table:style-name="ce11">
            <text:p>82,192</text:p>
          </table:table-cell>
          <table:table-cell office:value-type="float" office:value="84581" table:style-name="ce10">
            <text:p>84,58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23" table:style-name="ce52">
            <text:p>17,423</text:p>
          </table:table-cell>
          <table:table-cell office:value-type="float" office:value="49636" table:style-name="ce11">
            <text:p>49,636</text:p>
          </table:table-cell>
          <table:table-cell office:value-type="float" office:value="25467" table:style-name="ce11">
            <text:p>25,467</text:p>
          </table:table-cell>
          <table:table-cell office:value-type="float" office:value="24169" table:style-name="ce10">
            <text:p>24,16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539" table:style-name="ce52">
            <text:p>23,539</text:p>
          </table:table-cell>
          <table:table-cell office:value-type="float" office:value="76683" table:style-name="ce11">
            <text:p>76,683</text:p>
          </table:table-cell>
          <table:table-cell office:value-type="float" office:value="38446" table:style-name="ce11">
            <text:p>38,446</text:p>
          </table:table-cell>
          <table:table-cell office:value-type="float" office:value="38237" table:style-name="ce10">
            <text:p>38,23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620" table:style-name="ce52">
            <text:p>28,620</text:p>
          </table:table-cell>
          <table:table-cell office:value-type="float" office:value="87558" table:style-name="ce11">
            <text:p>87,558</text:p>
          </table:table-cell>
          <table:table-cell office:value-type="float" office:value="44778" table:style-name="ce11">
            <text:p>44,778</text:p>
          </table:table-cell>
          <table:table-cell office:value-type="float" office:value="42780" table:style-name="ce10">
            <text:p>42,78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0778" table:style-name="ce52">
            <text:p>30,778</text:p>
          </table:table-cell>
          <table:table-cell office:value-type="float" office:value="94888" table:style-name="ce11">
            <text:p>94,888</text:p>
          </table:table-cell>
          <table:table-cell office:value-type="float" office:value="47771" table:style-name="ce11">
            <text:p>47,771</text:p>
          </table:table-cell>
          <table:table-cell office:value-type="float" office:value="47117" table:style-name="ce10">
            <text:p>47,11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688" table:style-name="ce52">
            <text:p>18,688</text:p>
          </table:table-cell>
          <table:table-cell office:value-type="float" office:value="58957" table:style-name="ce11">
            <text:p>58,957</text:p>
          </table:table-cell>
          <table:table-cell office:value-type="float" office:value="29543" table:style-name="ce11">
            <text:p>29,543</text:p>
          </table:table-cell>
          <table:table-cell office:value-type="float" office:value="29414" table:style-name="ce10">
            <text:p>29,41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655" table:style-name="ce52">
            <text:p>16,655</text:p>
          </table:table-cell>
          <table:table-cell office:value-type="float" office:value="54607" table:style-name="ce11">
            <text:p>54,607</text:p>
          </table:table-cell>
          <table:table-cell office:value-type="float" office:value="27659" table:style-name="ce11">
            <text:p>27,659</text:p>
          </table:table-cell>
          <table:table-cell office:value-type="float" office:value="26948" table:style-name="ce10">
            <text:p>26,94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001" table:style-name="ce52">
            <text:p>20,001</text:p>
          </table:table-cell>
          <table:table-cell office:value-type="float" office:value="65713" table:style-name="ce11">
            <text:p>65,713</text:p>
          </table:table-cell>
          <table:table-cell office:value-type="float" office:value="33463" table:style-name="ce11">
            <text:p>33,463</text:p>
          </table:table-cell>
          <table:table-cell office:value-type="float" office:value="32250" table:style-name="ce10">
            <text:p>32,25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158" table:style-name="ce52">
            <text:p>37,158</text:p>
          </table:table-cell>
          <table:table-cell office:value-type="float" office:value="109352" table:style-name="ce11">
            <text:p>109,352</text:p>
          </table:table-cell>
          <table:table-cell office:value-type="float" office:value="53938" table:style-name="ce11">
            <text:p>53,938</text:p>
          </table:table-cell>
          <table:table-cell office:value-type="float" office:value="55414" table:style-name="ce10">
            <text:p>55,41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298" table:style-name="ce52">
            <text:p>30,298</text:p>
          </table:table-cell>
          <table:table-cell office:value-type="float" office:value="95705" table:style-name="ce11">
            <text:p>95,705</text:p>
          </table:table-cell>
          <table:table-cell office:value-type="float" office:value="47645" table:style-name="ce11">
            <text:p>47,645</text:p>
          </table:table-cell>
          <table:table-cell office:value-type="float" office:value="48060" table:style-name="ce10">
            <text:p>48,06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71" table:style-name="ce52">
            <text:p>7,671</text:p>
          </table:table-cell>
          <table:table-cell office:value-type="float" office:value="24295" table:style-name="ce11">
            <text:p>24,295</text:p>
          </table:table-cell>
          <table:table-cell office:value-type="float" office:value="12579" table:style-name="ce11">
            <text:p>12,579</text:p>
          </table:table-cell>
          <table:table-cell office:value-type="float" office:value="11716" table:style-name="ce10">
            <text:p>11,71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09" table:style-name="ce52">
            <text:p>4,909</text:p>
          </table:table-cell>
          <table:table-cell office:value-type="float" office:value="14728" table:style-name="ce11">
            <text:p>14,728</text:p>
          </table:table-cell>
          <table:table-cell office:value-type="float" office:value="7612" table:style-name="ce11">
            <text:p>7,612</text:p>
          </table:table-cell>
          <table:table-cell office:value-type="float" office:value="7116" table:style-name="ce10">
            <text:p>7,11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898" table:style-name="ce52">
            <text:p>9,898</text:p>
          </table:table-cell>
          <table:table-cell office:value-type="float" office:value="32141" table:style-name="ce11">
            <text:p>32,141</text:p>
          </table:table-cell>
          <table:table-cell office:value-type="float" office:value="16380" table:style-name="ce11">
            <text:p>16,380</text:p>
          </table:table-cell>
          <table:table-cell office:value-type="float" office:value="15761" table:style-name="ce10">
            <text:p>15,76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595" table:style-name="ce52">
            <text:p>5,595</text:p>
          </table:table-cell>
          <table:table-cell office:value-type="float" office:value="19089" table:style-name="ce11">
            <text:p>19,089</text:p>
          </table:table-cell>
          <table:table-cell office:value-type="float" office:value="10071" table:style-name="ce11">
            <text:p>10,071</text:p>
          </table:table-cell>
          <table:table-cell office:value-type="float" office:value="9018" table:style-name="ce10">
            <text:p>9,0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707" table:style-name="ce52">
            <text:p>25,707</text:p>
          </table:table-cell>
          <table:table-cell office:value-type="float" office:value="75692" table:style-name="ce11">
            <text:p>75,692</text:p>
          </table:table-cell>
          <table:table-cell office:value-type="float" office:value="37829" table:style-name="ce11">
            <text:p>37,829</text:p>
          </table:table-cell>
          <table:table-cell office:value-type="float" office:value="37863" table:style-name="ce10">
            <text:p>37,8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015" table:style-name="ce52">
            <text:p>18,015</text:p>
          </table:table-cell>
          <table:table-cell office:value-type="float" office:value="56973" table:style-name="ce11">
            <text:p>56,973</text:p>
          </table:table-cell>
          <table:table-cell office:value-type="float" office:value="29068" table:style-name="ce11">
            <text:p>29,068</text:p>
          </table:table-cell>
          <table:table-cell office:value-type="float" office:value="27905" table:style-name="ce10">
            <text:p>27,90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831" table:style-name="ce52">
            <text:p>23,831</text:p>
          </table:table-cell>
          <table:table-cell office:value-type="float" office:value="78125" table:style-name="ce11">
            <text:p>78,125</text:p>
          </table:table-cell>
          <table:table-cell office:value-type="float" office:value="39298" table:style-name="ce11">
            <text:p>39,298</text:p>
          </table:table-cell>
          <table:table-cell office:value-type="float" office:value="38827" table:style-name="ce10">
            <text:p>38,82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636" table:style-name="ce52">
            <text:p>20,636</text:p>
          </table:table-cell>
          <table:table-cell office:value-type="float" office:value="65330" table:style-name="ce11">
            <text:p>65,330</text:p>
          </table:table-cell>
          <table:table-cell office:value-type="float" office:value="33075" table:style-name="ce11">
            <text:p>33,075</text:p>
          </table:table-cell>
          <table:table-cell office:value-type="float" office:value="32255" table:style-name="ce10">
            <text:p>32,25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6762" table:style-name="ce52">
            <text:p>66,762</text:p>
          </table:table-cell>
          <table:table-cell office:value-type="float" office:value="194074" table:style-name="ce11">
            <text:p>194,074</text:p>
          </table:table-cell>
          <table:table-cell office:value-type="float" office:value="96028" table:style-name="ce11">
            <text:p>96,028</text:p>
          </table:table-cell>
          <table:table-cell office:value-type="float" office:value="98046" table:style-name="ce10">
            <text:p>98,04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1385" table:style-name="ce52">
            <text:p>71,385</text:p>
          </table:table-cell>
          <table:table-cell office:value-type="float" office:value="212715" table:style-name="ce11">
            <text:p>212,715</text:p>
          </table:table-cell>
          <table:table-cell office:value-type="float" office:value="104173" table:style-name="ce11">
            <text:p>104,173</text:p>
          </table:table-cell>
          <table:table-cell office:value-type="float" office:value="108542" table:style-name="ce10">
            <text:p>108,54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588" table:style-name="ce53">
            <text:p>4,588</text:p>
          </table:table-cell>
          <table:table-cell office:value-type="float" office:value="10884" table:style-name="ce18">
            <text:p>10,884</text:p>
          </table:table-cell>
          <table:table-cell office:value-type="float" office:value="5843" table:style-name="ce18">
            <text:p>5,843</text:p>
          </table:table-cell>
          <table:table-cell office:value-type="float" office:value="5041" table:style-name="ce17">
            <text:p>5,041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6737" table:style-name="ce71">
            <text:p>696,737</text:p>
          </table:table-cell>
          <table:table-cell office:value-type="float" office:value="1879647" table:style-name="ce79">
            <text:p>1,879,647</text:p>
          </table:table-cell>
          <table:table-cell office:value-type="float" office:value="936547" table:style-name="ce79">
            <text:p>936,547</text:p>
          </table:table-cell>
          <table:table-cell office:value-type="float" office:value="943100" table:style-name="ce73">
            <text:p>943,1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287" table:style-name="ce52">
            <text:p>29,287</text:p>
          </table:table-cell>
          <table:table-cell office:value-type="float" office:value="76952" table:style-name="ce11">
            <text:p>76,952</text:p>
          </table:table-cell>
          <table:table-cell office:value-type="float" office:value="38055" table:style-name="ce11">
            <text:p>38,055</text:p>
          </table:table-cell>
          <table:table-cell office:value-type="float" office:value="38897" table:style-name="ce10">
            <text:p>38,8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72" table:style-name="ce52">
            <text:p>10,072</text:p>
          </table:table-cell>
          <table:table-cell office:value-type="float" office:value="25177" table:style-name="ce11">
            <text:p>25,177</text:p>
          </table:table-cell>
          <table:table-cell office:value-type="float" office:value="13098" table:style-name="ce11">
            <text:p>13,098</text:p>
          </table:table-cell>
          <table:table-cell office:value-type="float" office:value="12079" table:style-name="ce10">
            <text:p>12,0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38" table:style-name="ce52">
            <text:p>10,738</text:p>
          </table:table-cell>
          <table:table-cell office:value-type="float" office:value="27628" table:style-name="ce11">
            <text:p>27,628</text:p>
          </table:table-cell>
          <table:table-cell office:value-type="float" office:value="14433" table:style-name="ce11">
            <text:p>14,433</text:p>
          </table:table-cell>
          <table:table-cell office:value-type="float" office:value="13195" table:style-name="ce10">
            <text:p>13,1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67" table:style-name="ce52">
            <text:p>7,967</text:p>
          </table:table-cell>
          <table:table-cell office:value-type="float" office:value="20999" table:style-name="ce11">
            <text:p>20,999</text:p>
          </table:table-cell>
          <table:table-cell office:value-type="float" office:value="10925" table:style-name="ce11">
            <text:p>10,925</text:p>
          </table:table-cell>
          <table:table-cell office:value-type="float" office:value="10074" table:style-name="ce10">
            <text:p>10,0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64" table:style-name="ce52">
            <text:p>8,764</text:p>
          </table:table-cell>
          <table:table-cell office:value-type="float" office:value="22929" table:style-name="ce11">
            <text:p>22,929</text:p>
          </table:table-cell>
          <table:table-cell office:value-type="float" office:value="11908" table:style-name="ce11">
            <text:p>11,908</text:p>
          </table:table-cell>
          <table:table-cell office:value-type="float" office:value="11021" table:style-name="ce10">
            <text:p>11,0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88" table:style-name="ce52">
            <text:p>8,288</text:p>
          </table:table-cell>
          <table:table-cell office:value-type="float" office:value="20383" table:style-name="ce11">
            <text:p>20,383</text:p>
          </table:table-cell>
          <table:table-cell office:value-type="float" office:value="10821" table:style-name="ce11">
            <text:p>10,821</text:p>
          </table:table-cell>
          <table:table-cell office:value-type="float" office:value="9562" table:style-name="ce10">
            <text:p>9,5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949" table:style-name="ce52">
            <text:p>15,949</text:p>
          </table:table-cell>
          <table:table-cell office:value-type="float" office:value="43937" table:style-name="ce11">
            <text:p>43,937</text:p>
          </table:table-cell>
          <table:table-cell office:value-type="float" office:value="22330" table:style-name="ce11">
            <text:p>22,330</text:p>
          </table:table-cell>
          <table:table-cell office:value-type="float" office:value="21607" table:style-name="ce10">
            <text:p>21,6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204" table:style-name="ce52">
            <text:p>9,204</text:p>
          </table:table-cell>
          <table:table-cell office:value-type="float" office:value="23602" table:style-name="ce11">
            <text:p>23,602</text:p>
          </table:table-cell>
          <table:table-cell office:value-type="float" office:value="12182" table:style-name="ce11">
            <text:p>12,182</text:p>
          </table:table-cell>
          <table:table-cell office:value-type="float" office:value="11420" table:style-name="ce10">
            <text:p>11,4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34" table:style-name="ce52">
            <text:p>7,834</text:p>
          </table:table-cell>
          <table:table-cell office:value-type="float" office:value="21828" table:style-name="ce11">
            <text:p>21,828</text:p>
          </table:table-cell>
          <table:table-cell office:value-type="float" office:value="11294" table:style-name="ce11">
            <text:p>11,294</text:p>
          </table:table-cell>
          <table:table-cell office:value-type="float" office:value="10534" table:style-name="ce10">
            <text:p>10,5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62" table:style-name="ce52">
            <text:p>8,062</text:p>
          </table:table-cell>
          <table:table-cell office:value-type="float" office:value="21342" table:style-name="ce11">
            <text:p>21,342</text:p>
          </table:table-cell>
          <table:table-cell office:value-type="float" office:value="10843" table:style-name="ce11">
            <text:p>10,843</text:p>
          </table:table-cell>
          <table:table-cell office:value-type="float" office:value="10499" table:style-name="ce10">
            <text:p>10,4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82" table:style-name="ce52">
            <text:p>3,782</text:p>
          </table:table-cell>
          <table:table-cell office:value-type="float" office:value="9359" table:style-name="ce11">
            <text:p>9,359</text:p>
          </table:table-cell>
          <table:table-cell office:value-type="float" office:value="5045" table:style-name="ce11">
            <text:p>5,045</text:p>
          </table:table-cell>
          <table:table-cell office:value-type="float" office:value="4314" table:style-name="ce10">
            <text:p>4,3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109" table:style-name="ce52">
            <text:p>21,109</text:p>
          </table:table-cell>
          <table:table-cell office:value-type="float" office:value="59095" table:style-name="ce11">
            <text:p>59,095</text:p>
          </table:table-cell>
          <table:table-cell office:value-type="float" office:value="29261" table:style-name="ce11">
            <text:p>29,261</text:p>
          </table:table-cell>
          <table:table-cell office:value-type="float" office:value="29834" table:style-name="ce10">
            <text:p>29,8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75" table:style-name="ce52">
            <text:p>9,675</text:p>
          </table:table-cell>
          <table:table-cell office:value-type="float" office:value="25448" table:style-name="ce11">
            <text:p>25,448</text:p>
          </table:table-cell>
          <table:table-cell office:value-type="float" office:value="13011" table:style-name="ce11">
            <text:p>13,011</text:p>
          </table:table-cell>
          <table:table-cell office:value-type="float" office:value="12437" table:style-name="ce10">
            <text:p>12,4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303" table:style-name="ce52">
            <text:p>8,303</text:p>
          </table:table-cell>
          <table:table-cell office:value-type="float" office:value="24527" table:style-name="ce11">
            <text:p>24,527</text:p>
          </table:table-cell>
          <table:table-cell office:value-type="float" office:value="12382" table:style-name="ce11">
            <text:p>12,382</text:p>
          </table:table-cell>
          <table:table-cell office:value-type="float" office:value="12145" table:style-name="ce10">
            <text:p>12,1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87" table:style-name="ce52">
            <text:p>7,987</text:p>
          </table:table-cell>
          <table:table-cell office:value-type="float" office:value="22349" table:style-name="ce11">
            <text:p>22,349</text:p>
          </table:table-cell>
          <table:table-cell office:value-type="float" office:value="11584" table:style-name="ce11">
            <text:p>11,584</text:p>
          </table:table-cell>
          <table:table-cell office:value-type="float" office:value="10765" table:style-name="ce10">
            <text:p>10,7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47" table:style-name="ce52">
            <text:p>7,247</text:p>
          </table:table-cell>
          <table:table-cell office:value-type="float" office:value="19290" table:style-name="ce11">
            <text:p>19,290</text:p>
          </table:table-cell>
          <table:table-cell office:value-type="float" office:value="9819" table:style-name="ce11">
            <text:p>9,819</text:p>
          </table:table-cell>
          <table:table-cell office:value-type="float" office:value="9471" table:style-name="ce10">
            <text:p>9,4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93" table:style-name="ce52">
            <text:p>4,193</text:p>
          </table:table-cell>
          <table:table-cell office:value-type="float" office:value="10776" table:style-name="ce11">
            <text:p>10,776</text:p>
          </table:table-cell>
          <table:table-cell office:value-type="float" office:value="5422" table:style-name="ce11">
            <text:p>5,422</text:p>
          </table:table-cell>
          <table:table-cell office:value-type="float" office:value="5354" table:style-name="ce10">
            <text:p>5,3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599" table:style-name="ce52">
            <text:p>14,599</text:p>
          </table:table-cell>
          <table:table-cell office:value-type="float" office:value="43225" table:style-name="ce11">
            <text:p>43,225</text:p>
          </table:table-cell>
          <table:table-cell office:value-type="float" office:value="21962" table:style-name="ce11">
            <text:p>21,962</text:p>
          </table:table-cell>
          <table:table-cell office:value-type="float" office:value="21263" table:style-name="ce10">
            <text:p>21,2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812" table:style-name="ce52">
            <text:p>18,812</text:p>
          </table:table-cell>
          <table:table-cell office:value-type="float" office:value="50110" table:style-name="ce11">
            <text:p>50,110</text:p>
          </table:table-cell>
          <table:table-cell office:value-type="float" office:value="25192" table:style-name="ce11">
            <text:p>25,192</text:p>
          </table:table-cell>
          <table:table-cell office:value-type="float" office:value="24918" table:style-name="ce10">
            <text:p>24,9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933" table:style-name="ce52">
            <text:p>12,933</text:p>
          </table:table-cell>
          <table:table-cell office:value-type="float" office:value="37296" table:style-name="ce11">
            <text:p>37,296</text:p>
          </table:table-cell>
          <table:table-cell office:value-type="float" office:value="18619" table:style-name="ce11">
            <text:p>18,619</text:p>
          </table:table-cell>
          <table:table-cell office:value-type="float" office:value="18677" table:style-name="ce10">
            <text:p>18,6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385" table:style-name="ce52">
            <text:p>10,385</text:p>
          </table:table-cell>
          <table:table-cell office:value-type="float" office:value="30392" table:style-name="ce11">
            <text:p>30,392</text:p>
          </table:table-cell>
          <table:table-cell office:value-type="float" office:value="15635" table:style-name="ce11">
            <text:p>15,635</text:p>
          </table:table-cell>
          <table:table-cell office:value-type="float" office:value="14757" table:style-name="ce10">
            <text:p>14,7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4" table:style-name="ce52">
            <text:p>2,714</text:p>
          </table:table-cell>
          <table:table-cell office:value-type="float" office:value="7164" table:style-name="ce11">
            <text:p>7,164</text:p>
          </table:table-cell>
          <table:table-cell office:value-type="float" office:value="3765" table:style-name="ce11">
            <text:p>3,765</text:p>
          </table:table-cell>
          <table:table-cell office:value-type="float" office:value="3399" table:style-name="ce10">
            <text:p>3,3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33" table:style-name="ce52">
            <text:p>5,133</text:p>
          </table:table-cell>
          <table:table-cell office:value-type="float" office:value="13738" table:style-name="ce11">
            <text:p>13,738</text:p>
          </table:table-cell>
          <table:table-cell office:value-type="float" office:value="7099" table:style-name="ce11">
            <text:p>7,099</text:p>
          </table:table-cell>
          <table:table-cell office:value-type="float" office:value="6639" table:style-name="ce10">
            <text:p>6,6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06" table:style-name="ce52">
            <text:p>3,506</text:p>
          </table:table-cell>
          <table:table-cell office:value-type="float" office:value="9285" table:style-name="ce11">
            <text:p>9,285</text:p>
          </table:table-cell>
          <table:table-cell office:value-type="float" office:value="4895" table:style-name="ce11">
            <text:p>4,895</text:p>
          </table:table-cell>
          <table:table-cell office:value-type="float" office:value="4390" table:style-name="ce10">
            <text:p>4,3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37" table:style-name="ce52">
            <text:p>2,837</text:p>
          </table:table-cell>
          <table:table-cell office:value-type="float" office:value="8561" table:style-name="ce11">
            <text:p>8,561</text:p>
          </table:table-cell>
          <table:table-cell office:value-type="float" office:value="4607" table:style-name="ce11">
            <text:p>4,607</text:p>
          </table:table-cell>
          <table:table-cell office:value-type="float" office:value="3954" table:style-name="ce10">
            <text:p>3,9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29" table:style-name="ce52">
            <text:p>1,929</text:p>
          </table:table-cell>
          <table:table-cell office:value-type="float" office:value="4658" table:style-name="ce11">
            <text:p>4,658</text:p>
          </table:table-cell>
          <table:table-cell office:value-type="float" office:value="2623" table:style-name="ce11">
            <text:p>2,623</text:p>
          </table:table-cell>
          <table:table-cell office:value-type="float" office:value="2035" table:style-name="ce10">
            <text:p>2,0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261" table:style-name="ce52">
            <text:p>28,261</text:p>
          </table:table-cell>
          <table:table-cell office:value-type="float" office:value="76075" table:style-name="ce11">
            <text:p>76,075</text:p>
          </table:table-cell>
          <table:table-cell office:value-type="float" office:value="38395" table:style-name="ce11">
            <text:p>38,395</text:p>
          </table:table-cell>
          <table:table-cell office:value-type="float" office:value="37680" table:style-name="ce10">
            <text:p>37,6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078" table:style-name="ce52">
            <text:p>23,078</text:p>
          </table:table-cell>
          <table:table-cell office:value-type="float" office:value="68204" table:style-name="ce11">
            <text:p>68,204</text:p>
          </table:table-cell>
          <table:table-cell office:value-type="float" office:value="34498" table:style-name="ce11">
            <text:p>34,498</text:p>
          </table:table-cell>
          <table:table-cell office:value-type="float" office:value="33706" table:style-name="ce10">
            <text:p>33,7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367" table:style-name="ce52">
            <text:p>11,367</text:p>
          </table:table-cell>
          <table:table-cell office:value-type="float" office:value="34164" table:style-name="ce11">
            <text:p>34,164</text:p>
          </table:table-cell>
          <table:table-cell office:value-type="float" office:value="17559" table:style-name="ce11">
            <text:p>17,559</text:p>
          </table:table-cell>
          <table:table-cell office:value-type="float" office:value="16605" table:style-name="ce10">
            <text:p>16,6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12" table:style-name="ce52">
            <text:p>1,512</text:p>
          </table:table-cell>
          <table:table-cell office:value-type="float" office:value="3862" table:style-name="ce11">
            <text:p>3,862</text:p>
          </table:table-cell>
          <table:table-cell office:value-type="float" office:value="2080" table:style-name="ce11">
            <text:p>2,080</text:p>
          </table:table-cell>
          <table:table-cell office:value-type="float" office:value="1782" table:style-name="ce10">
            <text:p>1,7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6816" table:style-name="ce52">
            <text:p>86,816</text:p>
          </table:table-cell>
          <table:table-cell office:value-type="float" office:value="235800" table:style-name="ce11">
            <text:p>235,800</text:p>
          </table:table-cell>
          <table:table-cell office:value-type="float" office:value="115764" table:style-name="ce11">
            <text:p>115,764</text:p>
          </table:table-cell>
          <table:table-cell office:value-type="float" office:value="120036" table:style-name="ce10">
            <text:p>120,0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648" table:style-name="ce52">
            <text:p>72,648</text:p>
          </table:table-cell>
          <table:table-cell office:value-type="float" office:value="185836" table:style-name="ce11">
            <text:p>185,836</text:p>
          </table:table-cell>
          <table:table-cell office:value-type="float" office:value="88905" table:style-name="ce11">
            <text:p>88,905</text:p>
          </table:table-cell>
          <table:table-cell office:value-type="float" office:value="96931" table:style-name="ce10">
            <text:p>96,9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829" table:style-name="ce52">
            <text:p>46,829</text:p>
          </table:table-cell>
          <table:table-cell office:value-type="float" office:value="124615" table:style-name="ce11">
            <text:p>124,615</text:p>
          </table:table-cell>
          <table:table-cell office:value-type="float" office:value="61461" table:style-name="ce11">
            <text:p>61,461</text:p>
          </table:table-cell>
          <table:table-cell office:value-type="float" office:value="63154" table:style-name="ce10">
            <text:p>63,1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443" table:style-name="ce52">
            <text:p>51,443</text:p>
          </table:table-cell>
          <table:table-cell office:value-type="float" office:value="131231" table:style-name="ce11">
            <text:p>131,231</text:p>
          </table:table-cell>
          <table:table-cell office:value-type="float" office:value="63599" table:style-name="ce11">
            <text:p>63,599</text:p>
          </table:table-cell>
          <table:table-cell office:value-type="float" office:value="67632" table:style-name="ce10">
            <text:p>67,6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4967" table:style-name="ce52">
            <text:p>64,967</text:p>
          </table:table-cell>
          <table:table-cell office:value-type="float" office:value="194276" table:style-name="ce11">
            <text:p>194,276</text:p>
          </table:table-cell>
          <table:table-cell office:value-type="float" office:value="97838" table:style-name="ce11">
            <text:p>97,838</text:p>
          </table:table-cell>
          <table:table-cell office:value-type="float" office:value="96438" table:style-name="ce10">
            <text:p>96,4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416" table:style-name="ce52">
            <text:p>26,416</text:p>
          </table:table-cell>
          <table:table-cell office:value-type="float" office:value="67072" table:style-name="ce11">
            <text:p>67,072</text:p>
          </table:table-cell>
          <table:table-cell office:value-type="float" office:value="31777" table:style-name="ce11">
            <text:p>31,777</text:p>
          </table:table-cell>
          <table:table-cell office:value-type="float" office:value="35295" table:style-name="ce10">
            <text:p>35,29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091" table:style-name="ce53">
            <text:p>32,091</text:p>
          </table:table-cell>
          <table:table-cell office:value-type="float" office:value="78462" table:style-name="ce18">
            <text:p>78,462</text:p>
          </table:table-cell>
          <table:table-cell office:value-type="float" office:value="37861" table:style-name="ce18">
            <text:p>37,861</text:p>
          </table:table-cell>
          <table:table-cell office:value-type="float" office:value="40601" table:style-name="ce17">
            <text:p>40,601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0890" table:style-name="ce75">
            <text:p>1,110,890</text:p>
          </table:table-cell>
          <table:table-cell office:value-type="float" office:value="2774316" table:style-name="ce79">
            <text:p>2,774,316</text:p>
          </table:table-cell>
          <table:table-cell office:value-type="float" office:value="1369816" table:style-name="ce80">
            <text:p>1,369,816</text:p>
          </table:table-cell>
          <table:table-cell office:value-type="float" office:value="1404500" table:style-name="ce72">
            <text:p>1,404,5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98" table:style-name="ce9">
            <text:p>10,898</text:p>
          </table:table-cell>
          <table:table-cell office:value-type="float" office:value="23864" table:style-name="ce11">
            <text:p>23,864</text:p>
          </table:table-cell>
          <table:table-cell office:value-type="float" office:value="11820" table:style-name="ce9">
            <text:p>11,820</text:p>
          </table:table-cell>
          <table:table-cell office:value-type="float" office:value="12044" table:style-name="ce9">
            <text:p>12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425" table:style-name="ce9">
            <text:p>59,425</text:p>
          </table:table-cell>
          <table:table-cell office:value-type="float" office:value="141248" table:style-name="ce11">
            <text:p>141,248</text:p>
          </table:table-cell>
          <table:table-cell office:value-type="float" office:value="67912" table:style-name="ce9">
            <text:p>67,912</text:p>
          </table:table-cell>
          <table:table-cell office:value-type="float" office:value="73336" table:style-name="ce9">
            <text:p>73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249" table:style-name="ce9">
            <text:p>80,249</text:p>
          </table:table-cell>
          <table:table-cell office:value-type="float" office:value="197891" table:style-name="ce11">
            <text:p>197,891</text:p>
          </table:table-cell>
          <table:table-cell office:value-type="float" office:value="94751" table:style-name="ce9">
            <text:p>94,751</text:p>
          </table:table-cell>
          <table:table-cell office:value-type="float" office:value="103140" table:style-name="ce9">
            <text:p>103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3635" table:style-name="ce9">
            <text:p>73,635</text:p>
          </table:table-cell>
          <table:table-cell office:value-type="float" office:value="188355" table:style-name="ce11">
            <text:p>188,355</text:p>
          </table:table-cell>
          <table:table-cell office:value-type="float" office:value="92141" table:style-name="ce9">
            <text:p>92,141</text:p>
          </table:table-cell>
          <table:table-cell office:value-type="float" office:value="96214" table:style-name="ce9">
            <text:p>96,2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7893" table:style-name="ce9">
            <text:p>137,893</text:p>
          </table:table-cell>
          <table:table-cell office:value-type="float" office:value="339402" table:style-name="ce11">
            <text:p>339,402</text:p>
          </table:table-cell>
          <table:table-cell office:value-type="float" office:value="163776" table:style-name="ce9">
            <text:p>163,776</text:p>
          </table:table-cell>
          <table:table-cell office:value-type="float" office:value="175626" table:style-name="ce9">
            <text:p>175,6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56" table:style-name="ce9">
            <text:p>23,156</text:p>
          </table:table-cell>
          <table:table-cell office:value-type="float" office:value="51005" table:style-name="ce11">
            <text:p>51,005</text:p>
          </table:table-cell>
          <table:table-cell office:value-type="float" office:value="24452" table:style-name="ce9">
            <text:p>24,452</text:p>
          </table:table-cell>
          <table:table-cell office:value-type="float" office:value="26553" table:style-name="ce9">
            <text:p>26,5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896" table:style-name="ce9">
            <text:p>12,896</text:p>
          </table:table-cell>
          <table:table-cell office:value-type="float" office:value="26924" table:style-name="ce11">
            <text:p>26,924</text:p>
          </table:table-cell>
          <table:table-cell office:value-type="float" office:value="12733" table:style-name="ce9">
            <text:p>12,733</text:p>
          </table:table-cell>
          <table:table-cell office:value-type="float" office:value="14191" table:style-name="ce9">
            <text:p>14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710" table:style-name="ce9">
            <text:p>72,710</text:p>
          </table:table-cell>
          <table:table-cell office:value-type="float" office:value="168682" table:style-name="ce11">
            <text:p>168,682</text:p>
          </table:table-cell>
          <table:table-cell office:value-type="float" office:value="80855" table:style-name="ce9">
            <text:p>80,855</text:p>
          </table:table-cell>
          <table:table-cell office:value-type="float" office:value="87827" table:style-name="ce9">
            <text:p>87,8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47" table:style-name="ce9">
            <text:p>79,347</text:p>
          </table:table-cell>
          <table:table-cell office:value-type="float" office:value="187475" table:style-name="ce11">
            <text:p>187,475</text:p>
          </table:table-cell>
          <table:table-cell office:value-type="float" office:value="91886" table:style-name="ce9">
            <text:p>91,886</text:p>
          </table:table-cell>
          <table:table-cell office:value-type="float" office:value="95589" table:style-name="ce9">
            <text:p>95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89" table:style-name="ce9">
            <text:p>11,089</text:p>
          </table:table-cell>
          <table:table-cell office:value-type="float" office:value="28040" table:style-name="ce11">
            <text:p>28,040</text:p>
          </table:table-cell>
          <table:table-cell office:value-type="float" office:value="14445" table:style-name="ce9">
            <text:p>14,445</text:p>
          </table:table-cell>
          <table:table-cell office:value-type="float" office:value="13595" table:style-name="ce9">
            <text:p>13,59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115" table:style-name="ce9">
            <text:p>69,115</text:p>
          </table:table-cell>
          <table:table-cell office:value-type="float" office:value="157968" table:style-name="ce11">
            <text:p>157,968</text:p>
          </table:table-cell>
          <table:table-cell office:value-type="float" office:value="78157" table:style-name="ce9">
            <text:p>78,157</text:p>
          </table:table-cell>
          <table:table-cell office:value-type="float" office:value="79811" table:style-name="ce9">
            <text:p>79,8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3394" table:style-name="ce9">
            <text:p>143,394</text:p>
          </table:table-cell>
          <table:table-cell office:value-type="float" office:value="360061" table:style-name="ce11">
            <text:p>360,061</text:p>
          </table:table-cell>
          <table:table-cell office:value-type="float" office:value="175930" table:style-name="ce9">
            <text:p>175,930</text:p>
          </table:table-cell>
          <table:table-cell office:value-type="float" office:value="184131" table:style-name="ce9">
            <text:p>184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393" table:style-name="ce9">
            <text:p>26,393</text:p>
          </table:table-cell>
          <table:table-cell office:value-type="float" office:value="69598" table:style-name="ce11">
            <text:p>69,598</text:p>
          </table:table-cell>
          <table:table-cell office:value-type="float" office:value="35034" table:style-name="ce9">
            <text:p>35,034</text:p>
          </table:table-cell>
          <table:table-cell office:value-type="float" office:value="34564" table:style-name="ce9">
            <text:p>34,5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922" table:style-name="ce9">
            <text:p>42,922</text:p>
          </table:table-cell>
          <table:table-cell office:value-type="float" office:value="112278" table:style-name="ce11">
            <text:p>112,278</text:p>
          </table:table-cell>
          <table:table-cell office:value-type="float" office:value="57321" table:style-name="ce9">
            <text:p>57,321</text:p>
          </table:table-cell>
          <table:table-cell office:value-type="float" office:value="54957" table:style-name="ce9">
            <text:p>54,9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766" table:style-name="ce9">
            <text:p>13,766</text:p>
          </table:table-cell>
          <table:table-cell office:value-type="float" office:value="42097" table:style-name="ce11">
            <text:p>42,097</text:p>
          </table:table-cell>
          <table:table-cell office:value-type="float" office:value="21519" table:style-name="ce9">
            <text:p>21,519</text:p>
          </table:table-cell>
          <table:table-cell office:value-type="float" office:value="20578" table:style-name="ce9">
            <text:p>20,5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03" table:style-name="ce9">
            <text:p>13,203</text:p>
          </table:table-cell>
          <table:table-cell office:value-type="float" office:value="34422" table:style-name="ce11">
            <text:p>34,422</text:p>
          </table:table-cell>
          <table:table-cell office:value-type="float" office:value="17472" table:style-name="ce9">
            <text:p>17,472</text:p>
          </table:table-cell>
          <table:table-cell office:value-type="float" office:value="16950" table:style-name="ce9">
            <text:p>16,9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5437" table:style-name="ce9">
            <text:p>35,437</text:p>
          </table:table-cell>
          <table:table-cell office:value-type="float" office:value="89929" table:style-name="ce11">
            <text:p>89,929</text:p>
          </table:table-cell>
          <table:table-cell office:value-type="float" office:value="45489" table:style-name="ce9">
            <text:p>45,489</text:p>
          </table:table-cell>
          <table:table-cell office:value-type="float" office:value="44440" table:style-name="ce9">
            <text:p>44,4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027" table:style-name="ce9">
            <text:p>19,027</text:p>
          </table:table-cell>
          <table:table-cell office:value-type="float" office:value="44986" table:style-name="ce11">
            <text:p>44,986</text:p>
          </table:table-cell>
          <table:table-cell office:value-type="float" office:value="22702" table:style-name="ce9">
            <text:p>22,702</text:p>
          </table:table-cell>
          <table:table-cell office:value-type="float" office:value="22284" table:style-name="ce9">
            <text:p>22,2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356" table:style-name="ce9">
            <text:p>35,356</text:p>
          </table:table-cell>
          <table:table-cell office:value-type="float" office:value="97146" table:style-name="ce11">
            <text:p>97,146</text:p>
          </table:table-cell>
          <table:table-cell office:value-type="float" office:value="48109" table:style-name="ce9">
            <text:p>48,109</text:p>
          </table:table-cell>
          <table:table-cell office:value-type="float" office:value="49037" table:style-name="ce9">
            <text:p>49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416" table:style-name="ce9">
            <text:p>14,416</text:p>
          </table:table-cell>
          <table:table-cell office:value-type="float" office:value="38385" table:style-name="ce11">
            <text:p>38,385</text:p>
          </table:table-cell>
          <table:table-cell office:value-type="float" office:value="19361" table:style-name="ce9">
            <text:p>19,361</text:p>
          </table:table-cell>
          <table:table-cell office:value-type="float" office:value="19024" table:style-name="ce9">
            <text:p>19,0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11" table:style-name="ce9">
            <text:p>10,711</text:p>
          </table:table-cell>
          <table:table-cell office:value-type="float" office:value="29643" table:style-name="ce11">
            <text:p>29,643</text:p>
          </table:table-cell>
          <table:table-cell office:value-type="float" office:value="15607" table:style-name="ce9">
            <text:p>15,607</text:p>
          </table:table-cell>
          <table:table-cell office:value-type="float" office:value="14036" table:style-name="ce9">
            <text:p>14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85" table:style-name="ce9">
            <text:p>3,185</text:p>
          </table:table-cell>
          <table:table-cell office:value-type="float" office:value="7018" table:style-name="ce11">
            <text:p>7,018</text:p>
          </table:table-cell>
          <table:table-cell office:value-type="float" office:value="3892" table:style-name="ce9">
            <text:p>3,892</text:p>
          </table:table-cell>
          <table:table-cell office:value-type="float" office:value="3126" table:style-name="ce9">
            <text:p>3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23" table:style-name="ce9">
            <text:p>9,423</text:p>
          </table:table-cell>
          <table:table-cell office:value-type="float" office:value="28482" table:style-name="ce11">
            <text:p>28,482</text:p>
          </table:table-cell>
          <table:table-cell office:value-type="float" office:value="14361" table:style-name="ce9">
            <text:p>14,361</text:p>
          </table:table-cell>
          <table:table-cell office:value-type="float" office:value="14121" table:style-name="ce9">
            <text:p>14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265" table:style-name="ce9">
            <text:p>17,265</text:p>
          </table:table-cell>
          <table:table-cell office:value-type="float" office:value="52153" table:style-name="ce11">
            <text:p>52,153</text:p>
          </table:table-cell>
          <table:table-cell office:value-type="float" office:value="26516" table:style-name="ce9">
            <text:p>26,516</text:p>
          </table:table-cell>
          <table:table-cell office:value-type="float" office:value="25637" table:style-name="ce9">
            <text:p>25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024" table:style-name="ce9">
            <text:p>11,024</text:p>
          </table:table-cell>
          <table:table-cell office:value-type="float" office:value="29747" table:style-name="ce11">
            <text:p>29,747</text:p>
          </table:table-cell>
          <table:table-cell office:value-type="float" office:value="15197" table:style-name="ce9">
            <text:p>15,197</text:p>
          </table:table-cell>
          <table:table-cell office:value-type="float" office:value="14550" table:style-name="ce9">
            <text:p>14,5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03" table:style-name="ce9">
            <text:p>10,603</text:p>
          </table:table-cell>
          <table:table-cell office:value-type="float" office:value="30039" table:style-name="ce11">
            <text:p>30,039</text:p>
          </table:table-cell>
          <table:table-cell office:value-type="float" office:value="15401" table:style-name="ce9">
            <text:p>15,401</text:p>
          </table:table-cell>
          <table:table-cell office:value-type="float" office:value="14638" table:style-name="ce9">
            <text:p>14,6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36" table:style-name="ce9">
            <text:p>5,736</text:p>
          </table:table-cell>
          <table:table-cell office:value-type="float" office:value="13716" table:style-name="ce11">
            <text:p>13,716</text:p>
          </table:table-cell>
          <table:table-cell office:value-type="float" office:value="6883" table:style-name="ce9">
            <text:p>6,883</text:p>
          </table:table-cell>
          <table:table-cell office:value-type="float" office:value="6833" table:style-name="ce9">
            <text:p>6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84" table:style-name="ce9">
            <text:p>6,784</text:p>
          </table:table-cell>
          <table:table-cell office:value-type="float" office:value="19000" table:style-name="ce11">
            <text:p>19,000</text:p>
          </table:table-cell>
          <table:table-cell office:value-type="float" office:value="9726" table:style-name="ce9">
            <text:p>9,726</text:p>
          </table:table-cell>
          <table:table-cell office:value-type="float" office:value="9274" table:style-name="ce9">
            <text:p>9,2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768" table:style-name="ce9">
            <text:p>12,768</text:p>
          </table:table-cell>
          <table:table-cell office:value-type="float" office:value="35759" table:style-name="ce11">
            <text:p>35,759</text:p>
          </table:table-cell>
          <table:table-cell office:value-type="float" office:value="18397" table:style-name="ce9">
            <text:p>18,397</text:p>
          </table:table-cell>
          <table:table-cell office:value-type="float" office:value="17362" table:style-name="ce9">
            <text:p>17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09" table:style-name="ce9">
            <text:p>13,709</text:p>
          </table:table-cell>
          <table:table-cell office:value-type="float" office:value="36256" table:style-name="ce11">
            <text:p>36,256</text:p>
          </table:table-cell>
          <table:table-cell office:value-type="float" office:value="18681" table:style-name="ce9">
            <text:p>18,681</text:p>
          </table:table-cell>
          <table:table-cell office:value-type="float" office:value="17575" table:style-name="ce9">
            <text:p>17,5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44" table:style-name="ce9">
            <text:p>14,844</text:p>
          </table:table-cell>
          <table:table-cell office:value-type="float" office:value="39088" table:style-name="ce11">
            <text:p>39,088</text:p>
          </table:table-cell>
          <table:table-cell office:value-type="float" office:value="20507" table:style-name="ce9">
            <text:p>20,507</text:p>
          </table:table-cell>
          <table:table-cell office:value-type="float" office:value="18581" table:style-name="ce9">
            <text:p>18,5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20" table:style-name="ce9">
            <text:p>5,520</text:p>
          </table:table-cell>
          <table:table-cell office:value-type="float" office:value="12585" table:style-name="ce11">
            <text:p>12,585</text:p>
          </table:table-cell>
          <table:table-cell office:value-type="float" office:value="6811" table:style-name="ce9">
            <text:p>6,811</text:p>
          </table:table-cell>
          <table:table-cell office:value-type="float" office:value="5774" table:style-name="ce9">
            <text:p>5,7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0" table:style-name="ce9">
            <text:p>2,280</text:p>
          </table:table-cell>
          <table:table-cell office:value-type="float" office:value="5924" table:style-name="ce11">
            <text:p>5,924</text:p>
          </table:table-cell>
          <table:table-cell office:value-type="float" office:value="3134" table:style-name="ce9">
            <text:p>3,134</text:p>
          </table:table-cell>
          <table:table-cell office:value-type="float" office:value="2790" table:style-name="ce9">
            <text:p>2,79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92" table:style-name="ce9">
            <text:p>4,792</text:p>
          </table:table-cell>
          <table:table-cell office:value-type="float" office:value="11673" table:style-name="ce11">
            <text:p>11,673</text:p>
          </table:table-cell>
          <table:table-cell office:value-type="float" office:value="6382" table:style-name="ce9">
            <text:p>6,382</text:p>
          </table:table-cell>
          <table:table-cell office:value-type="float" office:value="5291" table:style-name="ce9">
            <text:p>5,29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3" table:style-name="ce9">
            <text:p>5,113</text:p>
          </table:table-cell>
          <table:table-cell office:value-type="float" office:value="14144" table:style-name="ce11">
            <text:p>14,144</text:p>
          </table:table-cell>
          <table:table-cell office:value-type="float" office:value="7631" table:style-name="ce9">
            <text:p>7,631</text:p>
          </table:table-cell>
          <table:table-cell office:value-type="float" office:value="6513" table:style-name="ce9">
            <text:p>6,51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06" table:style-name="ce9">
            <text:p>606</text:p>
          </table:table-cell>
          <table:table-cell office:value-type="float" office:value="1941" table:style-name="ce11">
            <text:p>1,941</text:p>
          </table:table-cell>
          <table:table-cell office:value-type="float" office:value="979" table:style-name="ce9">
            <text:p>979</text:p>
          </table:table-cell>
          <table:table-cell office:value-type="float" office:value="962" table:style-name="ce9">
            <text:p>96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58" table:style-name="ce9">
            <text:p>1,358</text:p>
          </table:table-cell>
          <table:table-cell office:value-type="float" office:value="4239" table:style-name="ce11">
            <text:p>4,239</text:p>
          </table:table-cell>
          <table:table-cell office:value-type="float" office:value="2229" table:style-name="ce9">
            <text:p>2,229</text:p>
          </table:table-cell>
          <table:table-cell office:value-type="float" office:value="2010" table:style-name="ce9">
            <text:p>2,010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2" table:style-name="ce16">
            <text:p>842</text:p>
          </table:table-cell>
          <table:table-cell office:value-type="float" office:value="3153" table:style-name="ce18">
            <text:p>3,153</text:p>
          </table:table-cell>
          <table:table-cell office:value-type="float" office:value="1617" table:style-name="ce16">
            <text:p>1,617</text:p>
          </table:table-cell>
          <table:table-cell office:value-type="float" office:value="1536" table:style-name="ce16">
            <text:p>1,536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0951" table:style-name="ce71">
            <text:p>170,951</text:p>
          </table:table-cell>
          <table:table-cell office:value-type="float" office:value="454099" table:style-name="ce79">
            <text:p>454,099</text:p>
          </table:table-cell>
          <table:table-cell office:value-type="float" office:value="229083" table:style-name="ce79">
            <text:p>229,083</text:p>
          </table:table-cell>
          <table:table-cell office:value-type="float" office:value="225016" table:style-name="ce73">
            <text:p>225,0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824" table:style-name="ce52">
            <text:p>36,824</text:p>
          </table:table-cell>
          <table:table-cell office:value-type="float" office:value="95593" table:style-name="ce11">
            <text:p>95,593</text:p>
          </table:table-cell>
          <table:table-cell office:value-type="float" office:value="46461" table:style-name="ce11">
            <text:p>46,461</text:p>
          </table:table-cell>
          <table:table-cell office:value-type="float" office:value="49132" table:style-name="ce10">
            <text:p>49,1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626" table:style-name="ce52">
            <text:p>26,626</text:p>
          </table:table-cell>
          <table:table-cell office:value-type="float" office:value="71847" table:style-name="ce11">
            <text:p>71,847</text:p>
          </table:table-cell>
          <table:table-cell office:value-type="float" office:value="33998" table:style-name="ce11">
            <text:p>33,998</text:p>
          </table:table-cell>
          <table:table-cell office:value-type="float" office:value="37849" table:style-name="ce10">
            <text:p>37,8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269" table:style-name="ce52">
            <text:p>14,269</text:p>
          </table:table-cell>
          <table:table-cell office:value-type="float" office:value="39099" table:style-name="ce11">
            <text:p>39,099</text:p>
          </table:table-cell>
          <table:table-cell office:value-type="float" office:value="19917" table:style-name="ce11">
            <text:p>19,917</text:p>
          </table:table-cell>
          <table:table-cell office:value-type="float" office:value="19182" table:style-name="ce10">
            <text:p>19,1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373" table:style-name="ce52">
            <text:p>10,373</text:p>
          </table:table-cell>
          <table:table-cell office:value-type="float" office:value="28940" table:style-name="ce11">
            <text:p>28,940</text:p>
          </table:table-cell>
          <table:table-cell office:value-type="float" office:value="14905" table:style-name="ce11">
            <text:p>14,905</text:p>
          </table:table-cell>
          <table:table-cell office:value-type="float" office:value="14035" table:style-name="ce10">
            <text:p>14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273" table:style-name="ce52">
            <text:p>14,273</text:p>
          </table:table-cell>
          <table:table-cell office:value-type="float" office:value="35381" table:style-name="ce11">
            <text:p>35,381</text:p>
          </table:table-cell>
          <table:table-cell office:value-type="float" office:value="18369" table:style-name="ce11">
            <text:p>18,369</text:p>
          </table:table-cell>
          <table:table-cell office:value-type="float" office:value="17012" table:style-name="ce10">
            <text:p>17,0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029" table:style-name="ce52">
            <text:p>9,029</text:p>
          </table:table-cell>
          <table:table-cell office:value-type="float" office:value="24398" table:style-name="ce11">
            <text:p>24,398</text:p>
          </table:table-cell>
          <table:table-cell office:value-type="float" office:value="12833" table:style-name="ce11">
            <text:p>12,833</text:p>
          </table:table-cell>
          <table:table-cell office:value-type="float" office:value="11565" table:style-name="ce10">
            <text:p>11,5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846" table:style-name="ce52">
            <text:p>11,846</text:p>
          </table:table-cell>
          <table:table-cell office:value-type="float" office:value="32291" table:style-name="ce11">
            <text:p>32,291</text:p>
          </table:table-cell>
          <table:table-cell office:value-type="float" office:value="17055" table:style-name="ce11">
            <text:p>17,055</text:p>
          </table:table-cell>
          <table:table-cell office:value-type="float" office:value="15236" table:style-name="ce10">
            <text:p>15,2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667" table:style-name="ce52">
            <text:p>19,667</text:p>
          </table:table-cell>
          <table:table-cell office:value-type="float" office:value="53168" table:style-name="ce11">
            <text:p>53,168</text:p>
          </table:table-cell>
          <table:table-cell office:value-type="float" office:value="27183" table:style-name="ce11">
            <text:p>27,183</text:p>
          </table:table-cell>
          <table:table-cell office:value-type="float" office:value="25985" table:style-name="ce10">
            <text:p>25,9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379" table:style-name="ce52">
            <text:p>15,379</text:p>
          </table:table-cell>
          <table:table-cell office:value-type="float" office:value="40045" table:style-name="ce11">
            <text:p>40,045</text:p>
          </table:table-cell>
          <table:table-cell office:value-type="float" office:value="20545" table:style-name="ce11">
            <text:p>20,545</text:p>
          </table:table-cell>
          <table:table-cell office:value-type="float" office:value="19500" table:style-name="ce10">
            <text:p>19,5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712" table:style-name="ce52">
            <text:p>8,712</text:p>
          </table:table-cell>
          <table:table-cell office:value-type="float" office:value="21242" table:style-name="ce11">
            <text:p>21,242</text:p>
          </table:table-cell>
          <table:table-cell office:value-type="float" office:value="11424" table:style-name="ce11">
            <text:p>11,424</text:p>
          </table:table-cell>
          <table:table-cell office:value-type="float" office:value="9818" table:style-name="ce10">
            <text:p>9,8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54" table:style-name="ce52">
            <text:p>1,954</text:p>
          </table:table-cell>
          <table:table-cell office:value-type="float" office:value="6142" table:style-name="ce11">
            <text:p>6,142</text:p>
          </table:table-cell>
          <table:table-cell office:value-type="float" office:value="3302" table:style-name="ce11">
            <text:p>3,302</text:p>
          </table:table-cell>
          <table:table-cell office:value-type="float" office:value="2840" table:style-name="ce10">
            <text:p>2,84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99" table:style-name="ce53">
            <text:p>1,999</text:p>
          </table:table-cell>
          <table:table-cell office:value-type="float" office:value="5953" table:style-name="ce18">
            <text:p>5,953</text:p>
          </table:table-cell>
          <table:table-cell office:value-type="float" office:value="3091" table:style-name="ce18">
            <text:p>3,091</text:p>
          </table:table-cell>
          <table:table-cell office:value-type="float" office:value="2862" table:style-name="ce17">
            <text:p>2,862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9年2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0960" table:style-name="ce71">
            <text:p>200,960</text:p>
          </table:table-cell>
          <table:table-cell office:value-type="float" office:value="564832" table:style-name="ce79">
            <text:p>564,832</text:p>
          </table:table-cell>
          <table:table-cell office:value-type="float" office:value="288328" table:style-name="ce79">
            <text:p>288,328</text:p>
          </table:table-cell>
          <table:table-cell office:value-type="float" office:value="276504" table:style-name="ce73">
            <text:p>276,50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2125" table:style-name="ce52">
            <text:p>72,125</text:p>
          </table:table-cell>
          <table:table-cell office:value-type="float" office:value="195509" table:style-name="ce11">
            <text:p>195,509</text:p>
          </table:table-cell>
          <table:table-cell office:value-type="float" office:value="97290" table:style-name="ce11">
            <text:p>97,290</text:p>
          </table:table-cell>
          <table:table-cell office:value-type="float" office:value="98219" table:style-name="ce10">
            <text:p>98,21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18" table:style-name="ce52">
            <text:p>9,318</text:p>
          </table:table-cell>
          <table:table-cell office:value-type="float" office:value="28015" table:style-name="ce49">
            <text:p>28,015</text:p>
          </table:table-cell>
          <table:table-cell office:value-type="float" office:value="15045" table:style-name="ce11">
            <text:p>15,045</text:p>
          </table:table-cell>
          <table:table-cell office:value-type="float" office:value="12970" table:style-name="ce10">
            <text:p>12,97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0885" table:style-name="ce52">
            <text:p>10,885</text:p>
          </table:table-cell>
          <table:table-cell office:value-type="float" office:value="32811" table:style-name="ce49">
            <text:p>32,811</text:p>
          </table:table-cell>
          <table:table-cell office:value-type="float" office:value="17468" table:style-name="ce11">
            <text:p>17,468</text:p>
          </table:table-cell>
          <table:table-cell office:value-type="float" office:value="15343" table:style-name="ce10">
            <text:p>15,34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4990" table:style-name="ce52">
            <text:p>34,990</text:p>
          </table:table-cell>
          <table:table-cell office:value-type="float" office:value="97203" table:style-name="ce49">
            <text:p>97,203</text:p>
          </table:table-cell>
          <table:table-cell office:value-type="float" office:value="48846" table:style-name="ce11">
            <text:p>48,846</text:p>
          </table:table-cell>
          <table:table-cell office:value-type="float" office:value="48357" table:style-name="ce10">
            <text:p>48,35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637" table:style-name="ce52">
            <text:p>27,637</text:p>
          </table:table-cell>
          <table:table-cell office:value-type="float" office:value="77938" table:style-name="ce49">
            <text:p>77,938</text:p>
          </table:table-cell>
          <table:table-cell office:value-type="float" office:value="39417" table:style-name="ce11">
            <text:p>39,417</text:p>
          </table:table-cell>
          <table:table-cell office:value-type="float" office:value="38521" table:style-name="ce10">
            <text:p>38,52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12" table:style-name="ce52">
            <text:p>4,412</text:p>
          </table:table-cell>
          <table:table-cell office:value-type="float" office:value="12735" table:style-name="ce49">
            <text:p>12,735</text:p>
          </table:table-cell>
          <table:table-cell office:value-type="float" office:value="6887" table:style-name="ce11">
            <text:p>6,887</text:p>
          </table:table-cell>
          <table:table-cell office:value-type="float" office:value="5848" table:style-name="ce10">
            <text:p>5,84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111" table:style-name="ce52">
            <text:p>19,111</text:p>
          </table:table-cell>
          <table:table-cell office:value-type="float" office:value="57299" table:style-name="ce49">
            <text:p>57,299</text:p>
          </table:table-cell>
          <table:table-cell office:value-type="float" office:value="29416" table:style-name="ce11">
            <text:p>29,416</text:p>
          </table:table-cell>
          <table:table-cell office:value-type="float" office:value="27883" table:style-name="ce10">
            <text:p>27,88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730" table:style-name="ce52">
            <text:p>6,730</text:p>
          </table:table-cell>
          <table:table-cell office:value-type="float" office:value="19910" table:style-name="ce49">
            <text:p>19,910</text:p>
          </table:table-cell>
          <table:table-cell office:value-type="float" office:value="10517" table:style-name="ce11">
            <text:p>10,517</text:p>
          </table:table-cell>
          <table:table-cell office:value-type="float" office:value="9393" table:style-name="ce10">
            <text:p>9,39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858" table:style-name="ce52">
            <text:p>5,858</text:p>
          </table:table-cell>
          <table:table-cell office:value-type="float" office:value="14631" table:style-name="ce49">
            <text:p>14,631</text:p>
          </table:table-cell>
          <table:table-cell office:value-type="float" office:value="7959" table:style-name="ce11">
            <text:p>7,959</text:p>
          </table:table-cell>
          <table:table-cell office:value-type="float" office:value="6672" table:style-name="ce10">
            <text:p>6,67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1" table:style-name="ce52">
            <text:p>3,131</text:p>
          </table:table-cell>
          <table:table-cell office:value-type="float" office:value="9148" table:style-name="ce49">
            <text:p>9,148</text:p>
          </table:table-cell>
          <table:table-cell office:value-type="float" office:value="4972" table:style-name="ce11">
            <text:p>4,972</text:p>
          </table:table-cell>
          <table:table-cell office:value-type="float" office:value="4176" table:style-name="ce10">
            <text:p>4,17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6" table:style-name="ce52">
            <text:p>2,086</text:p>
          </table:table-cell>
          <table:table-cell office:value-type="float" office:value="5464" table:style-name="ce49">
            <text:p>5,464</text:p>
          </table:table-cell>
          <table:table-cell office:value-type="float" office:value="3019" table:style-name="ce11">
            <text:p>3,019</text:p>
          </table:table-cell>
          <table:table-cell office:value-type="float" office:value="2445" table:style-name="ce10">
            <text:p>2,445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14" table:style-name="ce52">
            <text:p>2,914</text:p>
          </table:table-cell>
          <table:table-cell office:value-type="float" office:value="9617" table:style-name="ce49">
            <text:p>9,617</text:p>
          </table:table-cell>
          <table:table-cell office:value-type="float" office:value="5024" table:style-name="ce11">
            <text:p>5,024</text:p>
          </table:table-cell>
          <table:table-cell office:value-type="float" office:value="4593" table:style-name="ce10">
            <text:p>4,593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3" table:style-name="ce53">
            <text:p>1,763</text:p>
          </table:table-cell>
          <table:table-cell office:value-type="float" office:value="4552" table:style-name="ce51">
            <text:p>4,552</text:p>
          </table:table-cell>
          <table:table-cell office:value-type="float" office:value="2468" table:style-name="ce18">
            <text:p>2,468</text:p>
          </table:table-cell>
          <table:table-cell office:value-type="float" office:value="2084" table:style-name="ce17">
            <text:p>2,08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1378" table:style-name="ce71">
            <text:p>191,378</text:p>
          </table:table-cell>
          <table:table-cell office:value-type="float" office:value="545158" table:style-name="ce79">
            <text:p>545,158</text:p>
          </table:table-cell>
          <table:table-cell office:value-type="float" office:value="281081" table:style-name="ce79">
            <text:p>281,081</text:p>
          </table:table-cell>
          <table:table-cell office:value-type="float" office:value="264077" table:style-name="ce73">
            <text:p>264,0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873" table:style-name="ce52">
            <text:p>31,873</text:p>
          </table:table-cell>
          <table:table-cell office:value-type="float" office:value="87921" table:style-name="ce11">
            <text:p>87,921</text:p>
          </table:table-cell>
          <table:table-cell office:value-type="float" office:value="43839" table:style-name="ce11">
            <text:p>43,839</text:p>
          </table:table-cell>
          <table:table-cell office:value-type="float" office:value="44082" table:style-name="ce10">
            <text:p>44,082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389" table:style-name="ce52">
            <text:p>36,389</text:p>
          </table:table-cell>
          <table:table-cell office:value-type="float" office:value="103845" table:style-name="ce11">
            <text:p>103,845</text:p>
          </table:table-cell>
          <table:table-cell office:value-type="float" office:value="52326" table:style-name="ce11">
            <text:p>52,326</text:p>
          </table:table-cell>
          <table:table-cell office:value-type="float" office:value="51519" table:style-name="ce10">
            <text:p>51,51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880" table:style-name="ce52">
            <text:p>14,880</text:p>
          </table:table-cell>
          <table:table-cell office:value-type="float" office:value="44832" table:style-name="ce11">
            <text:p>44,832</text:p>
          </table:table-cell>
          <table:table-cell office:value-type="float" office:value="23357" table:style-name="ce11">
            <text:p>23,357</text:p>
          </table:table-cell>
          <table:table-cell office:value-type="float" office:value="21475" table:style-name="ce10">
            <text:p>21,4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25" table:style-name="ce52">
            <text:p>11,525</text:p>
          </table:table-cell>
          <table:table-cell office:value-type="float" office:value="33390" table:style-name="ce11">
            <text:p>33,390</text:p>
          </table:table-cell>
          <table:table-cell office:value-type="float" office:value="17666" table:style-name="ce11">
            <text:p>17,666</text:p>
          </table:table-cell>
          <table:table-cell office:value-type="float" office:value="15724" table:style-name="ce10">
            <text:p>15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606" table:style-name="ce52">
            <text:p>30,606</text:p>
          </table:table-cell>
          <table:table-cell office:value-type="float" office:value="86702" table:style-name="ce11">
            <text:p>86,702</text:p>
          </table:table-cell>
          <table:table-cell office:value-type="float" office:value="43753" table:style-name="ce11">
            <text:p>43,753</text:p>
          </table:table-cell>
          <table:table-cell office:value-type="float" office:value="42949" table:style-name="ce10">
            <text:p>42,9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40" table:style-name="ce52">
            <text:p>12,040</text:p>
          </table:table-cell>
          <table:table-cell office:value-type="float" office:value="35586" table:style-name="ce11">
            <text:p>35,586</text:p>
          </table:table-cell>
          <table:table-cell office:value-type="float" office:value="18868" table:style-name="ce11">
            <text:p>18,868</text:p>
          </table:table-cell>
          <table:table-cell office:value-type="float" office:value="16718" table:style-name="ce10">
            <text:p>16,7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60" table:style-name="ce52">
            <text:p>5,960</text:p>
          </table:table-cell>
          <table:table-cell office:value-type="float" office:value="16420" table:style-name="ce11">
            <text:p>16,420</text:p>
          </table:table-cell>
          <table:table-cell office:value-type="float" office:value="8587" table:style-name="ce11">
            <text:p>8,587</text:p>
          </table:table-cell>
          <table:table-cell office:value-type="float" office:value="7833" table:style-name="ce10">
            <text:p>7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16" table:style-name="ce52">
            <text:p>5,316</text:p>
          </table:table-cell>
          <table:table-cell office:value-type="float" office:value="14153" table:style-name="ce11">
            <text:p>14,153</text:p>
          </table:table-cell>
          <table:table-cell office:value-type="float" office:value="7528" table:style-name="ce11">
            <text:p>7,528</text:p>
          </table:table-cell>
          <table:table-cell office:value-type="float" office:value="6625" table:style-name="ce10">
            <text:p>6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25" table:style-name="ce52">
            <text:p>10,725</text:p>
          </table:table-cell>
          <table:table-cell office:value-type="float" office:value="32723" table:style-name="ce11">
            <text:p>32,723</text:p>
          </table:table-cell>
          <table:table-cell office:value-type="float" office:value="17067" table:style-name="ce11">
            <text:p>17,067</text:p>
          </table:table-cell>
          <table:table-cell office:value-type="float" office:value="15656" table:style-name="ce10">
            <text:p>15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2" table:style-name="ce52">
            <text:p>6,112</text:p>
          </table:table-cell>
          <table:table-cell office:value-type="float" office:value="17549" table:style-name="ce11">
            <text:p>17,549</text:p>
          </table:table-cell>
          <table:table-cell office:value-type="float" office:value="9317" table:style-name="ce11">
            <text:p>9,317</text:p>
          </table:table-cell>
          <table:table-cell office:value-type="float" office:value="8232" table:style-name="ce10">
            <text:p>8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16" table:style-name="ce52">
            <text:p>3,916</text:p>
          </table:table-cell>
          <table:table-cell office:value-type="float" office:value="9776" table:style-name="ce11">
            <text:p>9,776</text:p>
          </table:table-cell>
          <table:table-cell office:value-type="float" office:value="5377" table:style-name="ce11">
            <text:p>5,377</text:p>
          </table:table-cell>
          <table:table-cell office:value-type="float" office:value="4399" table:style-name="ce10">
            <text:p>4,3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39" table:style-name="ce52">
            <text:p>3,639</text:p>
          </table:table-cell>
          <table:table-cell office:value-type="float" office:value="10449" table:style-name="ce11">
            <text:p>10,449</text:p>
          </table:table-cell>
          <table:table-cell office:value-type="float" office:value="5526" table:style-name="ce11">
            <text:p>5,526</text:p>
          </table:table-cell>
          <table:table-cell office:value-type="float" office:value="4923" table:style-name="ce10">
            <text:p>4,9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67" table:style-name="ce52">
            <text:p>5,567</text:p>
          </table:table-cell>
          <table:table-cell office:value-type="float" office:value="15917" table:style-name="ce11">
            <text:p>15,917</text:p>
          </table:table-cell>
          <table:table-cell office:value-type="float" office:value="8411" table:style-name="ce11">
            <text:p>8,411</text:p>
          </table:table-cell>
          <table:table-cell office:value-type="float" office:value="7506" table:style-name="ce10">
            <text:p>7,5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19" table:style-name="ce52">
            <text:p>2,619</text:p>
          </table:table-cell>
          <table:table-cell office:value-type="float" office:value="6852" table:style-name="ce11">
            <text:p>6,852</text:p>
          </table:table-cell>
          <table:table-cell office:value-type="float" office:value="3837" table:style-name="ce11">
            <text:p>3,837</text:p>
          </table:table-cell>
          <table:table-cell office:value-type="float" office:value="3015" table:style-name="ce10">
            <text:p>3,0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3" table:style-name="ce52">
            <text:p>4,143</text:p>
          </table:table-cell>
          <table:table-cell office:value-type="float" office:value="12441" table:style-name="ce11">
            <text:p>12,441</text:p>
          </table:table-cell>
          <table:table-cell office:value-type="float" office:value="6591" table:style-name="ce11">
            <text:p>6,591</text:p>
          </table:table-cell>
          <table:table-cell office:value-type="float" office:value="5850" table:style-name="ce10">
            <text:p>5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73" table:style-name="ce52">
            <text:p>2,373</text:p>
          </table:table-cell>
          <table:table-cell office:value-type="float" office:value="6529" table:style-name="ce11">
            <text:p>6,529</text:p>
          </table:table-cell>
          <table:table-cell office:value-type="float" office:value="3561" table:style-name="ce11">
            <text:p>3,561</text:p>
          </table:table-cell>
          <table:table-cell office:value-type="float" office:value="2968" table:style-name="ce10">
            <text:p>2,9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9" table:style-name="ce52">
            <text:p>1,719</text:p>
          </table:table-cell>
          <table:table-cell office:value-type="float" office:value="4201" table:style-name="ce11">
            <text:p>4,201</text:p>
          </table:table-cell>
          <table:table-cell office:value-type="float" office:value="2337" table:style-name="ce11">
            <text:p>2,337</text:p>
          </table:table-cell>
          <table:table-cell office:value-type="float" office:value="1864" table:style-name="ce10">
            <text:p>1,86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76" table:style-name="ce53">
            <text:p>1,976</text:p>
          </table:table-cell>
          <table:table-cell office:value-type="float" office:value="5872" table:style-name="ce18">
            <text:p>5,872</text:p>
          </table:table-cell>
          <table:table-cell office:value-type="float" office:value="3133" table:style-name="ce18">
            <text:p>3,133</text:p>
          </table:table-cell>
          <table:table-cell office:value-type="float" office:value="2739" table:style-name="ce17">
            <text:p>2,739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3047" table:style-name="ce71">
            <text:p>393,047</text:p>
          </table:table-cell>
          <table:table-cell office:value-type="float" office:value="1271761" table:style-name="ce79">
            <text:p>1,271,761</text:p>
          </table:table-cell>
          <table:table-cell office:value-type="float" office:value="646755" table:style-name="ce79">
            <text:p>646,755</text:p>
          </table:table-cell>
          <table:table-cell office:value-type="float" office:value="625006" table:style-name="ce73">
            <text:p>625,0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443" table:style-name="ce52">
            <text:p>77,443</text:p>
          </table:table-cell>
          <table:table-cell office:value-type="float" office:value="232259" table:style-name="ce11">
            <text:p>232,259</text:p>
          </table:table-cell>
          <table:table-cell office:value-type="float" office:value="114314" table:style-name="ce11">
            <text:p>114,314</text:p>
          </table:table-cell>
          <table:table-cell office:value-type="float" office:value="117945" table:style-name="ce10">
            <text:p>117,94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516" table:style-name="ce52">
            <text:p>40,516</text:p>
          </table:table-cell>
          <table:table-cell office:value-type="float" office:value="125069" table:style-name="ce11">
            <text:p>125,069</text:p>
          </table:table-cell>
          <table:table-cell office:value-type="float" office:value="61985" table:style-name="ce11">
            <text:p>61,985</text:p>
          </table:table-cell>
          <table:table-cell office:value-type="float" office:value="63084" table:style-name="ce10">
            <text:p>63,084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040" table:style-name="ce52">
            <text:p>25,040</text:p>
          </table:table-cell>
          <table:table-cell office:value-type="float" office:value="86858" table:style-name="ce11">
            <text:p>86,858</text:p>
          </table:table-cell>
          <table:table-cell office:value-type="float" office:value="44049" table:style-name="ce11">
            <text:p>44,049</text:p>
          </table:table-cell>
          <table:table-cell office:value-type="float" office:value="42809" table:style-name="ce10">
            <text:p>42,80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242" table:style-name="ce52">
            <text:p>27,242</text:p>
          </table:table-cell>
          <table:table-cell office:value-type="float" office:value="90462" table:style-name="ce11">
            <text:p>90,462</text:p>
          </table:table-cell>
          <table:table-cell office:value-type="float" office:value="45981" table:style-name="ce11">
            <text:p>45,981</text:p>
          </table:table-cell>
          <table:table-cell office:value-type="float" office:value="44481" table:style-name="ce10">
            <text:p>44,48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909" table:style-name="ce52">
            <text:p>10,909</text:p>
          </table:table-cell>
          <table:table-cell office:value-type="float" office:value="33337" table:style-name="ce11">
            <text:p>33,337</text:p>
          </table:table-cell>
          <table:table-cell office:value-type="float" office:value="16789" table:style-name="ce11">
            <text:p>16,789</text:p>
          </table:table-cell>
          <table:table-cell office:value-type="float" office:value="16548" table:style-name="ce10">
            <text:p>16,5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580" table:style-name="ce52">
            <text:p>16,580</text:p>
          </table:table-cell>
          <table:table-cell office:value-type="float" office:value="55177" table:style-name="ce11">
            <text:p>55,177</text:p>
          </table:table-cell>
          <table:table-cell office:value-type="float" office:value="27867" table:style-name="ce11">
            <text:p>27,867</text:p>
          </table:table-cell>
          <table:table-cell office:value-type="float" office:value="27310" table:style-name="ce10">
            <text:p>27,3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296" table:style-name="ce52">
            <text:p>13,296</text:p>
          </table:table-cell>
          <table:table-cell office:value-type="float" office:value="41147" table:style-name="ce11">
            <text:p>41,147</text:p>
          </table:table-cell>
          <table:table-cell office:value-type="float" office:value="21089" table:style-name="ce11">
            <text:p>21,089</text:p>
          </table:table-cell>
          <table:table-cell office:value-type="float" office:value="20058" table:style-name="ce10">
            <text:p>20,05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55" table:style-name="ce52">
            <text:p>15,155</text:p>
          </table:table-cell>
          <table:table-cell office:value-type="float" office:value="49970" table:style-name="ce11">
            <text:p>49,970</text:p>
          </table:table-cell>
          <table:table-cell office:value-type="float" office:value="25692" table:style-name="ce11">
            <text:p>25,692</text:p>
          </table:table-cell>
          <table:table-cell office:value-type="float" office:value="24278" table:style-name="ce10">
            <text:p>24,2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81" table:style-name="ce52">
            <text:p>4,481</text:p>
          </table:table-cell>
          <table:table-cell office:value-type="float" office:value="16703" table:style-name="ce11">
            <text:p>16,703</text:p>
          </table:table-cell>
          <table:table-cell office:value-type="float" office:value="8585" table:style-name="ce11">
            <text:p>8,585</text:p>
          </table:table-cell>
          <table:table-cell office:value-type="float" office:value="8118" table:style-name="ce10">
            <text:p>8,11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377" table:style-name="ce52">
            <text:p>10,377</text:p>
          </table:table-cell>
          <table:table-cell office:value-type="float" office:value="37498" table:style-name="ce11">
            <text:p>37,498</text:p>
          </table:table-cell>
          <table:table-cell office:value-type="float" office:value="19041" table:style-name="ce11">
            <text:p>19,041</text:p>
          </table:table-cell>
          <table:table-cell office:value-type="float" office:value="18457" table:style-name="ce10">
            <text:p>18,4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113" table:style-name="ce52">
            <text:p>13,113</text:p>
          </table:table-cell>
          <table:table-cell office:value-type="float" office:value="46696" table:style-name="ce11">
            <text:p>46,696</text:p>
          </table:table-cell>
          <table:table-cell office:value-type="float" office:value="24321" table:style-name="ce11">
            <text:p>24,321</text:p>
          </table:table-cell>
          <table:table-cell office:value-type="float" office:value="22375" table:style-name="ce10">
            <text:p>22,37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988" table:style-name="ce52">
            <text:p>10,988</text:p>
          </table:table-cell>
          <table:table-cell office:value-type="float" office:value="39069" table:style-name="ce11">
            <text:p>39,069</text:p>
          </table:table-cell>
          <table:table-cell office:value-type="float" office:value="20137" table:style-name="ce11">
            <text:p>20,137</text:p>
          </table:table-cell>
          <table:table-cell office:value-type="float" office:value="18932" table:style-name="ce10">
            <text:p>18,9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267" table:style-name="ce52">
            <text:p>14,267</text:p>
          </table:table-cell>
          <table:table-cell office:value-type="float" office:value="45478" table:style-name="ce11">
            <text:p>45,478</text:p>
          </table:table-cell>
          <table:table-cell office:value-type="float" office:value="23344" table:style-name="ce11">
            <text:p>23,344</text:p>
          </table:table-cell>
          <table:table-cell office:value-type="float" office:value="22134" table:style-name="ce10">
            <text:p>22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6" table:style-name="ce52">
            <text:p>6,826</text:p>
          </table:table-cell>
          <table:table-cell office:value-type="float" office:value="23327" table:style-name="ce11">
            <text:p>23,327</text:p>
          </table:table-cell>
          <table:table-cell office:value-type="float" office:value="12269" table:style-name="ce11">
            <text:p>12,269</text:p>
          </table:table-cell>
          <table:table-cell office:value-type="float" office:value="11058" table:style-name="ce10">
            <text:p>11,0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368" table:style-name="ce52">
            <text:p>11,368</text:p>
          </table:table-cell>
          <table:table-cell office:value-type="float" office:value="37091" table:style-name="ce11">
            <text:p>37,091</text:p>
          </table:table-cell>
          <table:table-cell office:value-type="float" office:value="19118" table:style-name="ce11">
            <text:p>19,118</text:p>
          </table:table-cell>
          <table:table-cell office:value-type="float" office:value="17973" table:style-name="ce10">
            <text:p>17,9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170" table:style-name="ce52">
            <text:p>9,170</text:p>
          </table:table-cell>
          <table:table-cell office:value-type="float" office:value="32113" table:style-name="ce11">
            <text:p>32,113</text:p>
          </table:table-cell>
          <table:table-cell office:value-type="float" office:value="16872" table:style-name="ce11">
            <text:p>16,872</text:p>
          </table:table-cell>
          <table:table-cell office:value-type="float" office:value="15241" table:style-name="ce10">
            <text:p>15,2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882" table:style-name="ce52">
            <text:p>10,882</text:p>
          </table:table-cell>
          <table:table-cell office:value-type="float" office:value="34714" table:style-name="ce11">
            <text:p>34,714</text:p>
          </table:table-cell>
          <table:table-cell office:value-type="float" office:value="17814" table:style-name="ce11">
            <text:p>17,814</text:p>
          </table:table-cell>
          <table:table-cell office:value-type="float" office:value="16900" table:style-name="ce10">
            <text:p>16,9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99" table:style-name="ce52">
            <text:p>10,999</text:p>
          </table:table-cell>
          <table:table-cell office:value-type="float" office:value="36543" table:style-name="ce11">
            <text:p>36,543</text:p>
          </table:table-cell>
          <table:table-cell office:value-type="float" office:value="18890" table:style-name="ce11">
            <text:p>18,890</text:p>
          </table:table-cell>
          <table:table-cell office:value-type="float" office:value="17653" table:style-name="ce10">
            <text:p>17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028" table:style-name="ce52">
            <text:p>13,028</text:p>
          </table:table-cell>
          <table:table-cell office:value-type="float" office:value="42554" table:style-name="ce11">
            <text:p>42,554</text:p>
          </table:table-cell>
          <table:table-cell office:value-type="float" office:value="21851" table:style-name="ce11">
            <text:p>21,851</text:p>
          </table:table-cell>
          <table:table-cell office:value-type="float" office:value="20703" table:style-name="ce10">
            <text:p>20,7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9" table:style-name="ce52">
            <text:p>5,299</text:p>
          </table:table-cell>
          <table:table-cell office:value-type="float" office:value="14826" table:style-name="ce11">
            <text:p>14,826</text:p>
          </table:table-cell>
          <table:table-cell office:value-type="float" office:value="7816" table:style-name="ce11">
            <text:p>7,816</text:p>
          </table:table-cell>
          <table:table-cell office:value-type="float" office:value="7010" table:style-name="ce10">
            <text:p>7,0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025" table:style-name="ce52">
            <text:p>8,025</text:p>
          </table:table-cell>
          <table:table-cell office:value-type="float" office:value="26956" table:style-name="ce11">
            <text:p>26,956</text:p>
          </table:table-cell>
          <table:table-cell office:value-type="float" office:value="13915" table:style-name="ce11">
            <text:p>13,915</text:p>
          </table:table-cell>
          <table:table-cell office:value-type="float" office:value="13041" table:style-name="ce10">
            <text:p>13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22" table:style-name="ce52">
            <text:p>9,122</text:p>
          </table:table-cell>
          <table:table-cell office:value-type="float" office:value="30354" table:style-name="ce11">
            <text:p>30,354</text:p>
          </table:table-cell>
          <table:table-cell office:value-type="float" office:value="15661" table:style-name="ce11">
            <text:p>15,661</text:p>
          </table:table-cell>
          <table:table-cell office:value-type="float" office:value="14693" table:style-name="ce10">
            <text:p>14,6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44" table:style-name="ce52">
            <text:p>10,144</text:p>
          </table:table-cell>
          <table:table-cell office:value-type="float" office:value="33034" table:style-name="ce11">
            <text:p>33,034</text:p>
          </table:table-cell>
          <table:table-cell office:value-type="float" office:value="17445" table:style-name="ce11">
            <text:p>17,445</text:p>
          </table:table-cell>
          <table:table-cell office:value-type="float" office:value="15589" table:style-name="ce10">
            <text:p>15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98" table:style-name="ce52">
            <text:p>5,198</text:p>
          </table:table-cell>
          <table:table-cell office:value-type="float" office:value="16317" table:style-name="ce11">
            <text:p>16,317</text:p>
          </table:table-cell>
          <table:table-cell office:value-type="float" office:value="8801" table:style-name="ce11">
            <text:p>8,801</text:p>
          </table:table-cell>
          <table:table-cell office:value-type="float" office:value="7516" table:style-name="ce10">
            <text:p>7,5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82" table:style-name="ce52">
            <text:p>4,582</text:p>
          </table:table-cell>
          <table:table-cell office:value-type="float" office:value="14899" table:style-name="ce11">
            <text:p>14,899</text:p>
          </table:table-cell>
          <table:table-cell office:value-type="float" office:value="7794" table:style-name="ce11">
            <text:p>7,794</text:p>
          </table:table-cell>
          <table:table-cell office:value-type="float" office:value="7105" table:style-name="ce10">
            <text:p>7,10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97" table:style-name="ce53">
            <text:p>8,997</text:p>
          </table:table-cell>
          <table:table-cell office:value-type="float" office:value="29310" table:style-name="ce18">
            <text:p>29,310</text:p>
          </table:table-cell>
          <table:table-cell office:value-type="float" office:value="15315" table:style-name="ce18">
            <text:p>15,315</text:p>
          </table:table-cell>
          <table:table-cell office:value-type="float" office:value="13995" table:style-name="ce17">
            <text:p>13,995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8994" table:style-name="ce71">
            <text:p>178,994</text:p>
          </table:table-cell>
          <table:table-cell office:value-type="float" office:value="493743" table:style-name="ce79">
            <text:p>493,743</text:p>
          </table:table-cell>
          <table:table-cell office:value-type="float" office:value="252511" table:style-name="ce79">
            <text:p>252,511</text:p>
          </table:table-cell>
          <table:table-cell office:value-type="float" office:value="241232" table:style-name="ce73">
            <text:p>241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199" table:style-name="ce52">
            <text:p>35,199</text:p>
          </table:table-cell>
          <table:table-cell office:value-type="float" office:value="99264" table:style-name="ce11">
            <text:p>99,264</text:p>
          </table:table-cell>
          <table:table-cell office:value-type="float" office:value="49628" table:style-name="ce11">
            <text:p>49,628</text:p>
          </table:table-cell>
          <table:table-cell office:value-type="float" office:value="49636" table:style-name="ce10">
            <text:p>49,6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05" table:style-name="ce52">
            <text:p>29,005</text:p>
          </table:table-cell>
          <table:table-cell office:value-type="float" office:value="79680" table:style-name="ce11">
            <text:p>79,680</text:p>
          </table:table-cell>
          <table:table-cell office:value-type="float" office:value="39606" table:style-name="ce11">
            <text:p>39,606</text:p>
          </table:table-cell>
          <table:table-cell office:value-type="float" office:value="40074" table:style-name="ce10">
            <text:p>40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852" table:style-name="ce52">
            <text:p>33,852</text:p>
          </table:table-cell>
          <table:table-cell office:value-type="float" office:value="97653" table:style-name="ce11">
            <text:p>97,653</text:p>
          </table:table-cell>
          <table:table-cell office:value-type="float" office:value="49271" table:style-name="ce11">
            <text:p>49,271</text:p>
          </table:table-cell>
          <table:table-cell office:value-type="float" office:value="48382" table:style-name="ce10">
            <text:p>48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198" table:style-name="ce52">
            <text:p>20,198</text:p>
          </table:table-cell>
          <table:table-cell office:value-type="float" office:value="53865" table:style-name="ce11">
            <text:p>53,865</text:p>
          </table:table-cell>
          <table:table-cell office:value-type="float" office:value="27544" table:style-name="ce11">
            <text:p>27,544</text:p>
          </table:table-cell>
          <table:table-cell office:value-type="float" office:value="26321" table:style-name="ce10">
            <text:p>26,3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66" table:style-name="ce52">
            <text:p>4,266</text:p>
          </table:table-cell>
          <table:table-cell office:value-type="float" office:value="10587" table:style-name="ce11">
            <text:p>10,587</text:p>
          </table:table-cell>
          <table:table-cell office:value-type="float" office:value="5544" table:style-name="ce11">
            <text:p>5,544</text:p>
          </table:table-cell>
          <table:table-cell office:value-type="float" office:value="5043" table:style-name="ce10">
            <text:p>5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22" table:style-name="ce52">
            <text:p>12,622</text:p>
          </table:table-cell>
          <table:table-cell office:value-type="float" office:value="37888" table:style-name="ce11">
            <text:p>37,888</text:p>
          </table:table-cell>
          <table:table-cell office:value-type="float" office:value="19961" table:style-name="ce11">
            <text:p>19,961</text:p>
          </table:table-cell>
          <table:table-cell office:value-type="float" office:value="17927" table:style-name="ce10">
            <text:p>17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42" table:style-name="ce52">
            <text:p>8,042</text:p>
          </table:table-cell>
          <table:table-cell office:value-type="float" office:value="17456" table:style-name="ce11">
            <text:p>17,456</text:p>
          </table:table-cell>
          <table:table-cell office:value-type="float" office:value="9319" table:style-name="ce11">
            <text:p>9,319</text:p>
          </table:table-cell>
          <table:table-cell office:value-type="float" office:value="8137" table:style-name="ce10">
            <text:p>8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86" table:style-name="ce52">
            <text:p>5,586</text:p>
          </table:table-cell>
          <table:table-cell office:value-type="float" office:value="14489" table:style-name="ce11">
            <text:p>14,489</text:p>
          </table:table-cell>
          <table:table-cell office:value-type="float" office:value="7867" table:style-name="ce11">
            <text:p>7,867</text:p>
          </table:table-cell>
          <table:table-cell office:value-type="float" office:value="6622" table:style-name="ce10">
            <text:p>6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5" table:style-name="ce52">
            <text:p>5,755</text:p>
          </table:table-cell>
          <table:table-cell office:value-type="float" office:value="15601" table:style-name="ce11">
            <text:p>15,601</text:p>
          </table:table-cell>
          <table:table-cell office:value-type="float" office:value="8213" table:style-name="ce11">
            <text:p>8,213</text:p>
          </table:table-cell>
          <table:table-cell office:value-type="float" office:value="7388" table:style-name="ce10">
            <text:p>7,3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37" table:style-name="ce52">
            <text:p>7,237</text:p>
          </table:table-cell>
          <table:table-cell office:value-type="float" office:value="18164" table:style-name="ce11">
            <text:p>18,164</text:p>
          </table:table-cell>
          <table:table-cell office:value-type="float" office:value="9796" table:style-name="ce11">
            <text:p>9,796</text:p>
          </table:table-cell>
          <table:table-cell office:value-type="float" office:value="8368" table:style-name="ce10">
            <text:p>8,3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91" table:style-name="ce52">
            <text:p>7,091</text:p>
          </table:table-cell>
          <table:table-cell office:value-type="float" office:value="17242" table:style-name="ce11">
            <text:p>17,242</text:p>
          </table:table-cell>
          <table:table-cell office:value-type="float" office:value="9035" table:style-name="ce11">
            <text:p>9,035</text:p>
          </table:table-cell>
          <table:table-cell office:value-type="float" office:value="8207" table:style-name="ce10">
            <text:p>8,2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6" table:style-name="ce52">
            <text:p>5,276</text:p>
          </table:table-cell>
          <table:table-cell office:value-type="float" office:value="15950" table:style-name="ce11">
            <text:p>15,950</text:p>
          </table:table-cell>
          <table:table-cell office:value-type="float" office:value="8554" table:style-name="ce11">
            <text:p>8,554</text:p>
          </table:table-cell>
          <table:table-cell office:value-type="float" office:value="7396" table:style-name="ce10">
            <text:p>7,39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65" table:style-name="ce53">
            <text:p>4,865</text:p>
          </table:table-cell>
          <table:table-cell office:value-type="float" office:value="15904" table:style-name="ce18">
            <text:p>15,904</text:p>
          </table:table-cell>
          <table:table-cell office:value-type="float" office:value="8173" table:style-name="ce18">
            <text:p>8,173</text:p>
          </table:table-cell>
          <table:table-cell office:value-type="float" office:value="7731" table:style-name="ce17">
            <text:p>7,73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2085" table:style-name="ce71">
            <text:p>242,085</text:p>
          </table:table-cell>
          <table:table-cell office:value-type="float" office:value="680448" table:style-name="ce79">
            <text:p>680,448</text:p>
          </table:table-cell>
          <table:table-cell office:value-type="float" office:value="352304" table:style-name="ce79">
            <text:p>352,304</text:p>
          </table:table-cell>
          <table:table-cell office:value-type="float" office:value="328144" table:style-name="ce73">
            <text:p>328,1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967" table:style-name="ce52">
            <text:p>38,967</text:p>
          </table:table-cell>
          <table:table-cell office:value-type="float" office:value="108608" table:style-name="ce11">
            <text:p>108,608</text:p>
          </table:table-cell>
          <table:table-cell office:value-type="float" office:value="53892" table:style-name="ce11">
            <text:p>53,892</text:p>
          </table:table-cell>
          <table:table-cell office:value-type="float" office:value="54716" table:style-name="ce10">
            <text:p>54,7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976" table:style-name="ce52">
            <text:p>15,976</text:p>
          </table:table-cell>
          <table:table-cell office:value-type="float" office:value="44316" table:style-name="ce11">
            <text:p>44,316</text:p>
          </table:table-cell>
          <table:table-cell office:value-type="float" office:value="22492" table:style-name="ce11">
            <text:p>22,492</text:p>
          </table:table-cell>
          <table:table-cell office:value-type="float" office:value="21824" table:style-name="ce10">
            <text:p>21,8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609" table:style-name="ce52">
            <text:p>25,609</text:p>
          </table:table-cell>
          <table:table-cell office:value-type="float" office:value="70986" table:style-name="ce11">
            <text:p>70,986</text:p>
          </table:table-cell>
          <table:table-cell office:value-type="float" office:value="35904" table:style-name="ce11">
            <text:p>35,904</text:p>
          </table:table-cell>
          <table:table-cell office:value-type="float" office:value="35082" table:style-name="ce10">
            <text:p>35,0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899" table:style-name="ce52">
            <text:p>14,899</text:p>
          </table:table-cell>
          <table:table-cell office:value-type="float" office:value="45669" table:style-name="ce11">
            <text:p>45,669</text:p>
          </table:table-cell>
          <table:table-cell office:value-type="float" office:value="23003" table:style-name="ce11">
            <text:p>23,003</text:p>
          </table:table-cell>
          <table:table-cell office:value-type="float" office:value="22666" table:style-name="ce10">
            <text:p>22,6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17" table:style-name="ce52">
            <text:p>9,517</text:p>
          </table:table-cell>
          <table:table-cell office:value-type="float" office:value="28526" table:style-name="ce11">
            <text:p>28,526</text:p>
          </table:table-cell>
          <table:table-cell office:value-type="float" office:value="14852" table:style-name="ce11">
            <text:p>14,852</text:p>
          </table:table-cell>
          <table:table-cell office:value-type="float" office:value="13674" table:style-name="ce10">
            <text:p>13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20" table:style-name="ce52">
            <text:p>16,020</text:p>
          </table:table-cell>
          <table:table-cell office:value-type="float" office:value="39305" table:style-name="ce11">
            <text:p>39,305</text:p>
          </table:table-cell>
          <table:table-cell office:value-type="float" office:value="20310" table:style-name="ce11">
            <text:p>20,310</text:p>
          </table:table-cell>
          <table:table-cell office:value-type="float" office:value="18995" table:style-name="ce10">
            <text:p>18,9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153" table:style-name="ce52">
            <text:p>11,153</text:p>
          </table:table-cell>
          <table:table-cell office:value-type="float" office:value="31142" table:style-name="ce11">
            <text:p>31,142</text:p>
          </table:table-cell>
          <table:table-cell office:value-type="float" office:value="16412" table:style-name="ce11">
            <text:p>16,412</text:p>
          </table:table-cell>
          <table:table-cell office:value-type="float" office:value="14730" table:style-name="ce10">
            <text:p>14,7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23" table:style-name="ce52">
            <text:p>6,623</text:p>
          </table:table-cell>
          <table:table-cell office:value-type="float" office:value="18757" table:style-name="ce11">
            <text:p>18,757</text:p>
          </table:table-cell>
          <table:table-cell office:value-type="float" office:value="10015" table:style-name="ce11">
            <text:p>10,015</text:p>
          </table:table-cell>
          <table:table-cell office:value-type="float" office:value="8742" table:style-name="ce10">
            <text:p>8,7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01" table:style-name="ce52">
            <text:p>9,401</text:p>
          </table:table-cell>
          <table:table-cell office:value-type="float" office:value="28502" table:style-name="ce11">
            <text:p>28,502</text:p>
          </table:table-cell>
          <table:table-cell office:value-type="float" office:value="14876" table:style-name="ce11">
            <text:p>14,876</text:p>
          </table:table-cell>
          <table:table-cell office:value-type="float" office:value="13626" table:style-name="ce10">
            <text:p>13,6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39" table:style-name="ce52">
            <text:p>6,039</text:p>
          </table:table-cell>
          <table:table-cell office:value-type="float" office:value="17730" table:style-name="ce11">
            <text:p>17,730</text:p>
          </table:table-cell>
          <table:table-cell office:value-type="float" office:value="9281" table:style-name="ce11">
            <text:p>9,281</text:p>
          </table:table-cell>
          <table:table-cell office:value-type="float" office:value="8449" table:style-name="ce10">
            <text:p>8,4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2" table:style-name="ce52">
            <text:p>8,922</text:p>
          </table:table-cell>
          <table:table-cell office:value-type="float" office:value="26321" table:style-name="ce11">
            <text:p>26,321</text:p>
          </table:table-cell>
          <table:table-cell office:value-type="float" office:value="14082" table:style-name="ce11">
            <text:p>14,082</text:p>
          </table:table-cell>
          <table:table-cell office:value-type="float" office:value="12239" table:style-name="ce10">
            <text:p>12,2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04" table:style-name="ce52">
            <text:p>8,504</text:p>
          </table:table-cell>
          <table:table-cell office:value-type="float" office:value="23995" table:style-name="ce11">
            <text:p>23,995</text:p>
          </table:table-cell>
          <table:table-cell office:value-type="float" office:value="12678" table:style-name="ce11">
            <text:p>12,678</text:p>
          </table:table-cell>
          <table:table-cell office:value-type="float" office:value="11317" table:style-name="ce10">
            <text:p>11,3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894" table:style-name="ce52">
            <text:p>14,894</text:p>
          </table:table-cell>
          <table:table-cell office:value-type="float" office:value="47282" table:style-name="ce11">
            <text:p>47,282</text:p>
          </table:table-cell>
          <table:table-cell office:value-type="float" office:value="23550" table:style-name="ce11">
            <text:p>23,550</text:p>
          </table:table-cell>
          <table:table-cell office:value-type="float" office:value="23732" table:style-name="ce10">
            <text:p>23,7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686" table:style-name="ce52">
            <text:p>5,686</text:p>
          </table:table-cell>
          <table:table-cell office:value-type="float" office:value="14368" table:style-name="ce11">
            <text:p>14,368</text:p>
          </table:table-cell>
          <table:table-cell office:value-type="float" office:value="7960" table:style-name="ce11">
            <text:p>7,960</text:p>
          </table:table-cell>
          <table:table-cell office:value-type="float" office:value="6408" table:style-name="ce10">
            <text:p>6,4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12" table:style-name="ce52">
            <text:p>4,412</text:p>
          </table:table-cell>
          <table:table-cell office:value-type="float" office:value="12647" table:style-name="ce11">
            <text:p>12,647</text:p>
          </table:table-cell>
          <table:table-cell office:value-type="float" office:value="6810" table:style-name="ce11">
            <text:p>6,810</text:p>
          </table:table-cell>
          <table:table-cell office:value-type="float" office:value="5837" table:style-name="ce10">
            <text:p>5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70" table:style-name="ce52">
            <text:p>8,570</text:p>
          </table:table-cell>
          <table:table-cell office:value-type="float" office:value="23224" table:style-name="ce11">
            <text:p>23,224</text:p>
          </table:table-cell>
          <table:table-cell office:value-type="float" office:value="12459" table:style-name="ce11">
            <text:p>12,459</text:p>
          </table:table-cell>
          <table:table-cell office:value-type="float" office:value="10765" table:style-name="ce10">
            <text:p>10,7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56" table:style-name="ce52">
            <text:p>9,156</text:p>
          </table:table-cell>
          <table:table-cell office:value-type="float" office:value="25028" table:style-name="ce11">
            <text:p>25,028</text:p>
          </table:table-cell>
          <table:table-cell office:value-type="float" office:value="13730" table:style-name="ce11">
            <text:p>13,730</text:p>
          </table:table-cell>
          <table:table-cell office:value-type="float" office:value="11298" table:style-name="ce10">
            <text:p>11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43" table:style-name="ce52">
            <text:p>8,643</text:p>
          </table:table-cell>
          <table:table-cell office:value-type="float" office:value="22684" table:style-name="ce11">
            <text:p>22,684</text:p>
          </table:table-cell>
          <table:table-cell office:value-type="float" office:value="12328" table:style-name="ce11">
            <text:p>12,328</text:p>
          </table:table-cell>
          <table:table-cell office:value-type="float" office:value="10356" table:style-name="ce10">
            <text:p>10,3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79" table:style-name="ce52">
            <text:p>9,379</text:p>
          </table:table-cell>
          <table:table-cell office:value-type="float" office:value="26752" table:style-name="ce11">
            <text:p>26,752</text:p>
          </table:table-cell>
          <table:table-cell office:value-type="float" office:value="14263" table:style-name="ce11">
            <text:p>14,263</text:p>
          </table:table-cell>
          <table:table-cell office:value-type="float" office:value="12489" table:style-name="ce10">
            <text:p>12,48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715" table:style-name="ce53">
            <text:p>9,715</text:p>
          </table:table-cell>
          <table:table-cell office:value-type="float" office:value="24606" table:style-name="ce18">
            <text:p>24,606</text:p>
          </table:table-cell>
          <table:table-cell office:value-type="float" office:value="13407" table:style-name="ce18">
            <text:p>13,407</text:p>
          </table:table-cell>
          <table:table-cell office:value-type="float" office:value="11199" table:style-name="ce17">
            <text:p>11,199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3685" table:style-name="ce71">
            <text:p>183,685</text:p>
          </table:table-cell>
          <table:table-cell office:value-type="float" office:value="502385" table:style-name="ce79">
            <text:p>502,385</text:p>
          </table:table-cell>
          <table:table-cell office:value-type="float" office:value="260812" table:style-name="ce79">
            <text:p>260,812</text:p>
          </table:table-cell>
          <table:table-cell office:value-type="float" office:value="241573" table:style-name="ce73">
            <text:p>241,5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487" table:style-name="ce52">
            <text:p>13,487</text:p>
          </table:table-cell>
          <table:table-cell office:value-type="float" office:value="38340" table:style-name="ce11">
            <text:p>38,340</text:p>
          </table:table-cell>
          <table:table-cell office:value-type="float" office:value="19601" table:style-name="ce11">
            <text:p>19,601</text:p>
          </table:table-cell>
          <table:table-cell office:value-type="float" office:value="18739" table:style-name="ce10">
            <text:p>18,7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781" table:style-name="ce52">
            <text:p>15,781</text:p>
          </table:table-cell>
          <table:table-cell office:value-type="float" office:value="41787" table:style-name="ce11">
            <text:p>41,787</text:p>
          </table:table-cell>
          <table:table-cell office:value-type="float" office:value="21108" table:style-name="ce11">
            <text:p>21,108</text:p>
          </table:table-cell>
          <table:table-cell office:value-type="float" office:value="20679" table:style-name="ce10">
            <text:p>20,6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55" table:style-name="ce52">
            <text:p>9,855</text:p>
          </table:table-cell>
          <table:table-cell office:value-type="float" office:value="26297" table:style-name="ce11">
            <text:p>26,297</text:p>
          </table:table-cell>
          <table:table-cell office:value-type="float" office:value="13432" table:style-name="ce11">
            <text:p>13,432</text:p>
          </table:table-cell>
          <table:table-cell office:value-type="float" office:value="12865" table:style-name="ce10">
            <text:p>12,8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12" table:style-name="ce52">
            <text:p>11,412</text:p>
          </table:table-cell>
          <table:table-cell office:value-type="float" office:value="30626" table:style-name="ce11">
            <text:p>30,626</text:p>
          </table:table-cell>
          <table:table-cell office:value-type="float" office:value="15624" table:style-name="ce11">
            <text:p>15,624</text:p>
          </table:table-cell>
          <table:table-cell office:value-type="float" office:value="15002" table:style-name="ce10">
            <text:p>15,0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370" table:style-name="ce52">
            <text:p>25,370</text:p>
          </table:table-cell>
          <table:table-cell office:value-type="float" office:value="71357" table:style-name="ce11">
            <text:p>71,357</text:p>
          </table:table-cell>
          <table:table-cell office:value-type="float" office:value="36471" table:style-name="ce11">
            <text:p>36,471</text:p>
          </table:table-cell>
          <table:table-cell office:value-type="float" office:value="34886" table:style-name="ce10">
            <text:p>34,8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77" table:style-name="ce52">
            <text:p>5,277</text:p>
          </table:table-cell>
          <table:table-cell office:value-type="float" office:value="14294" table:style-name="ce11">
            <text:p>14,294</text:p>
          </table:table-cell>
          <table:table-cell office:value-type="float" office:value="7620" table:style-name="ce11">
            <text:p>7,620</text:p>
          </table:table-cell>
          <table:table-cell office:value-type="float" office:value="6674" table:style-name="ce10">
            <text:p>6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21" table:style-name="ce52">
            <text:p>10,721</text:p>
          </table:table-cell>
          <table:table-cell office:value-type="float" office:value="31356" table:style-name="ce11">
            <text:p>31,356</text:p>
          </table:table-cell>
          <table:table-cell office:value-type="float" office:value="16536" table:style-name="ce11">
            <text:p>16,536</text:p>
          </table:table-cell>
          <table:table-cell office:value-type="float" office:value="14820" table:style-name="ce10">
            <text:p>14,8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68" table:style-name="ce52">
            <text:p>8,768</text:p>
          </table:table-cell>
          <table:table-cell office:value-type="float" office:value="22456" table:style-name="ce11">
            <text:p>22,456</text:p>
          </table:table-cell>
          <table:table-cell office:value-type="float" office:value="11872" table:style-name="ce11">
            <text:p>11,872</text:p>
          </table:table-cell>
          <table:table-cell office:value-type="float" office:value="10584" table:style-name="ce10">
            <text:p>10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56" table:style-name="ce52">
            <text:p>9,156</text:p>
          </table:table-cell>
          <table:table-cell office:value-type="float" office:value="24117" table:style-name="ce11">
            <text:p>24,117</text:p>
          </table:table-cell>
          <table:table-cell office:value-type="float" office:value="12757" table:style-name="ce11">
            <text:p>12,757</text:p>
          </table:table-cell>
          <table:table-cell office:value-type="float" office:value="11360" table:style-name="ce10">
            <text:p>11,3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66" table:style-name="ce52">
            <text:p>7,266</text:p>
          </table:table-cell>
          <table:table-cell office:value-type="float" office:value="17826" table:style-name="ce11">
            <text:p>17,826</text:p>
          </table:table-cell>
          <table:table-cell office:value-type="float" office:value="9295" table:style-name="ce11">
            <text:p>9,295</text:p>
          </table:table-cell>
          <table:table-cell office:value-type="float" office:value="8531" table:style-name="ce10">
            <text:p>8,5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2" table:style-name="ce52">
            <text:p>5,742</text:p>
          </table:table-cell>
          <table:table-cell office:value-type="float" office:value="15077" table:style-name="ce11">
            <text:p>15,077</text:p>
          </table:table-cell>
          <table:table-cell office:value-type="float" office:value="8110" table:style-name="ce11">
            <text:p>8,110</text:p>
          </table:table-cell>
          <table:table-cell office:value-type="float" office:value="6967" table:style-name="ce10">
            <text:p>6,9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313" table:style-name="ce52">
            <text:p>18,313</text:p>
          </table:table-cell>
          <table:table-cell office:value-type="float" office:value="49167" table:style-name="ce11">
            <text:p>49,167</text:p>
          </table:table-cell>
          <table:table-cell office:value-type="float" office:value="25361" table:style-name="ce11">
            <text:p>25,361</text:p>
          </table:table-cell>
          <table:table-cell office:value-type="float" office:value="23806" table:style-name="ce10">
            <text:p>23,8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06" table:style-name="ce52">
            <text:p>16,106</text:p>
          </table:table-cell>
          <table:table-cell office:value-type="float" office:value="44258" table:style-name="ce11">
            <text:p>44,258</text:p>
          </table:table-cell>
          <table:table-cell office:value-type="float" office:value="22969" table:style-name="ce11">
            <text:p>22,969</text:p>
          </table:table-cell>
          <table:table-cell office:value-type="float" office:value="21289" table:style-name="ce10">
            <text:p>21,2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84" table:style-name="ce52">
            <text:p>11,684</text:p>
          </table:table-cell>
          <table:table-cell office:value-type="float" office:value="35126" table:style-name="ce11">
            <text:p>35,126</text:p>
          </table:table-cell>
          <table:table-cell office:value-type="float" office:value="18700" table:style-name="ce11">
            <text:p>18,700</text:p>
          </table:table-cell>
          <table:table-cell office:value-type="float" office:value="16426" table:style-name="ce10">
            <text:p>16,4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44" table:style-name="ce52">
            <text:p>6,744</text:p>
          </table:table-cell>
          <table:table-cell office:value-type="float" office:value="18915" table:style-name="ce11">
            <text:p>18,915</text:p>
          </table:table-cell>
          <table:table-cell office:value-type="float" office:value="10039" table:style-name="ce11">
            <text:p>10,039</text:p>
          </table:table-cell>
          <table:table-cell office:value-type="float" office:value="8876" table:style-name="ce10">
            <text:p>8,8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09" table:style-name="ce52">
            <text:p>4,209</text:p>
          </table:table-cell>
          <table:table-cell office:value-type="float" office:value="11249" table:style-name="ce11">
            <text:p>11,249</text:p>
          </table:table-cell>
          <table:table-cell office:value-type="float" office:value="6061" table:style-name="ce11">
            <text:p>6,061</text:p>
          </table:table-cell>
          <table:table-cell office:value-type="float" office:value="5188" table:style-name="ce10">
            <text:p>5,1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20" table:style-name="ce52">
            <text:p>1,920</text:p>
          </table:table-cell>
          <table:table-cell office:value-type="float" office:value="4595" table:style-name="ce11">
            <text:p>4,595</text:p>
          </table:table-cell>
          <table:table-cell office:value-type="float" office:value="2347" table:style-name="ce11">
            <text:p>2,347</text:p>
          </table:table-cell>
          <table:table-cell office:value-type="float" office:value="2248" table:style-name="ce10">
            <text:p>2,24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4" table:style-name="ce53">
            <text:p>1,874</text:p>
          </table:table-cell>
          <table:table-cell office:value-type="float" office:value="5542" table:style-name="ce18">
            <text:p>5,542</text:p>
          </table:table-cell>
          <table:table-cell office:value-type="float" office:value="2909" table:style-name="ce18">
            <text:p>2,909</text:p>
          </table:table-cell>
          <table:table-cell office:value-type="float" office:value="2633" table:style-name="ce17">
            <text:p>2,633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89957" table:style-name="ce71">
            <text:p>289,957</text:p>
          </table:table-cell>
          <table:table-cell office:value-type="float" office:value="817803" table:style-name="ce79">
            <text:p>817,803</text:p>
          </table:table-cell>
          <table:table-cell office:value-type="float" office:value="417073" table:style-name="ce79">
            <text:p>417,073</text:p>
          </table:table-cell>
          <table:table-cell office:value-type="float" office:value="400730" table:style-name="ce73">
            <text:p>400,7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963" table:style-name="ce52">
            <text:p>74,963</text:p>
          </table:table-cell>
          <table:table-cell office:value-type="float" office:value="198730" table:style-name="ce11">
            <text:p>198,730</text:p>
          </table:table-cell>
          <table:table-cell office:value-type="float" office:value="97837" table:style-name="ce11">
            <text:p>97,837</text:p>
          </table:table-cell>
          <table:table-cell office:value-type="float" office:value="100893" table:style-name="ce10">
            <text:p>100,8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014" table:style-name="ce52">
            <text:p>20,014</text:p>
          </table:table-cell>
          <table:table-cell office:value-type="float" office:value="53870" table:style-name="ce11">
            <text:p>53,870</text:p>
          </table:table-cell>
          <table:table-cell office:value-type="float" office:value="26845" table:style-name="ce11">
            <text:p>26,845</text:p>
          </table:table-cell>
          <table:table-cell office:value-type="float" office:value="27025" table:style-name="ce10">
            <text:p>27,0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000" table:style-name="ce52">
            <text:p>17,000</text:p>
          </table:table-cell>
          <table:table-cell office:value-type="float" office:value="47050" table:style-name="ce11">
            <text:p>47,050</text:p>
          </table:table-cell>
          <table:table-cell office:value-type="float" office:value="23713" table:style-name="ce11">
            <text:p>23,713</text:p>
          </table:table-cell>
          <table:table-cell office:value-type="float" office:value="23337" table:style-name="ce10">
            <text:p>23,3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783" table:style-name="ce52">
            <text:p>11,783</text:p>
          </table:table-cell>
          <table:table-cell office:value-type="float" office:value="30620" table:style-name="ce11">
            <text:p>30,620</text:p>
          </table:table-cell>
          <table:table-cell office:value-type="float" office:value="15668" table:style-name="ce11">
            <text:p>15,668</text:p>
          </table:table-cell>
          <table:table-cell office:value-type="float" office:value="14952" table:style-name="ce10">
            <text:p>14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401" table:style-name="ce52">
            <text:p>15,401</text:p>
          </table:table-cell>
          <table:table-cell office:value-type="float" office:value="50353" table:style-name="ce11">
            <text:p>50,353</text:p>
          </table:table-cell>
          <table:table-cell office:value-type="float" office:value="26130" table:style-name="ce11">
            <text:p>26,130</text:p>
          </table:table-cell>
          <table:table-cell office:value-type="float" office:value="24223" table:style-name="ce10">
            <text:p>24,2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256" table:style-name="ce52">
            <text:p>10,256</text:p>
          </table:table-cell>
          <table:table-cell office:value-type="float" office:value="29532" table:style-name="ce11">
            <text:p>29,532</text:p>
          </table:table-cell>
          <table:table-cell office:value-type="float" office:value="15393" table:style-name="ce11">
            <text:p>15,393</text:p>
          </table:table-cell>
          <table:table-cell office:value-type="float" office:value="14139" table:style-name="ce10">
            <text:p>14,1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59" table:style-name="ce52">
            <text:p>3,859</text:p>
          </table:table-cell>
          <table:table-cell office:value-type="float" office:value="10901" table:style-name="ce11">
            <text:p>10,901</text:p>
          </table:table-cell>
          <table:table-cell office:value-type="float" office:value="5655" table:style-name="ce11">
            <text:p>5,655</text:p>
          </table:table-cell>
          <table:table-cell office:value-type="float" office:value="5246" table:style-name="ce10">
            <text:p>5,2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197" table:style-name="ce52">
            <text:p>7,197</text:p>
          </table:table-cell>
          <table:table-cell office:value-type="float" office:value="21983" table:style-name="ce11">
            <text:p>21,983</text:p>
          </table:table-cell>
          <table:table-cell office:value-type="float" office:value="11304" table:style-name="ce11">
            <text:p>11,304</text:p>
          </table:table-cell>
          <table:table-cell office:value-type="float" office:value="10679" table:style-name="ce10">
            <text:p>10,6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25" table:style-name="ce52">
            <text:p>8,225</text:p>
          </table:table-cell>
          <table:table-cell office:value-type="float" office:value="25804" table:style-name="ce11">
            <text:p>25,804</text:p>
          </table:table-cell>
          <table:table-cell office:value-type="float" office:value="13119" table:style-name="ce11">
            <text:p>13,119</text:p>
          </table:table-cell>
          <table:table-cell office:value-type="float" office:value="12685" table:style-name="ce10">
            <text:p>12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98" table:style-name="ce52">
            <text:p>7,898</text:p>
          </table:table-cell>
          <table:table-cell office:value-type="float" office:value="25294" table:style-name="ce11">
            <text:p>25,294</text:p>
          </table:table-cell>
          <table:table-cell office:value-type="float" office:value="13088" table:style-name="ce11">
            <text:p>13,088</text:p>
          </table:table-cell>
          <table:table-cell office:value-type="float" office:value="12206" table:style-name="ce10">
            <text:p>12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22" table:style-name="ce52">
            <text:p>9,222</text:p>
          </table:table-cell>
          <table:table-cell office:value-type="float" office:value="23952" table:style-name="ce11">
            <text:p>23,952</text:p>
          </table:table-cell>
          <table:table-cell office:value-type="float" office:value="12762" table:style-name="ce11">
            <text:p>12,762</text:p>
          </table:table-cell>
          <table:table-cell office:value-type="float" office:value="11190" table:style-name="ce10">
            <text:p>11,1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42" table:style-name="ce52">
            <text:p>6,542</text:p>
          </table:table-cell>
          <table:table-cell office:value-type="float" office:value="20409" table:style-name="ce11">
            <text:p>20,409</text:p>
          </table:table-cell>
          <table:table-cell office:value-type="float" office:value="10607" table:style-name="ce11">
            <text:p>10,607</text:p>
          </table:table-cell>
          <table:table-cell office:value-type="float" office:value="9802" table:style-name="ce10">
            <text:p>9,8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875" table:style-name="ce52">
            <text:p>18,875</text:p>
          </table:table-cell>
          <table:table-cell office:value-type="float" office:value="53547" table:style-name="ce11">
            <text:p>53,547</text:p>
          </table:table-cell>
          <table:table-cell office:value-type="float" office:value="27629" table:style-name="ce11">
            <text:p>27,629</text:p>
          </table:table-cell>
          <table:table-cell office:value-type="float" office:value="25918" table:style-name="ce10">
            <text:p>25,9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57" table:style-name="ce52">
            <text:p>5,657</text:p>
          </table:table-cell>
          <table:table-cell office:value-type="float" office:value="16806" table:style-name="ce11">
            <text:p>16,806</text:p>
          </table:table-cell>
          <table:table-cell office:value-type="float" office:value="8911" table:style-name="ce11">
            <text:p>8,911</text:p>
          </table:table-cell>
          <table:table-cell office:value-type="float" office:value="7895" table:style-name="ce10">
            <text:p>7,8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53" table:style-name="ce52">
            <text:p>3,453</text:p>
          </table:table-cell>
          <table:table-cell office:value-type="float" office:value="9715" table:style-name="ce11">
            <text:p>9,715</text:p>
          </table:table-cell>
          <table:table-cell office:value-type="float" office:value="5187" table:style-name="ce11">
            <text:p>5,187</text:p>
          </table:table-cell>
          <table:table-cell office:value-type="float" office:value="4528" table:style-name="ce10">
            <text:p>4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98" table:style-name="ce52">
            <text:p>8,598</text:p>
          </table:table-cell>
          <table:table-cell office:value-type="float" office:value="23921" table:style-name="ce11">
            <text:p>23,921</text:p>
          </table:table-cell>
          <table:table-cell office:value-type="float" office:value="12496" table:style-name="ce11">
            <text:p>12,496</text:p>
          </table:table-cell>
          <table:table-cell office:value-type="float" office:value="11425" table:style-name="ce10">
            <text:p>11,4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77" table:style-name="ce52">
            <text:p>11,877</text:p>
          </table:table-cell>
          <table:table-cell office:value-type="float" office:value="34384" table:style-name="ce11">
            <text:p>34,384</text:p>
          </table:table-cell>
          <table:table-cell office:value-type="float" office:value="17846" table:style-name="ce11">
            <text:p>17,846</text:p>
          </table:table-cell>
          <table:table-cell office:value-type="float" office:value="16538" table:style-name="ce10">
            <text:p>16,5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30" table:style-name="ce52">
            <text:p>4,530</text:p>
          </table:table-cell>
          <table:table-cell office:value-type="float" office:value="15362" table:style-name="ce11">
            <text:p>15,362</text:p>
          </table:table-cell>
          <table:table-cell office:value-type="float" office:value="7739" table:style-name="ce11">
            <text:p>7,739</text:p>
          </table:table-cell>
          <table:table-cell office:value-type="float" office:value="7623" table:style-name="ce10">
            <text:p>7,6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84" table:style-name="ce52">
            <text:p>6,684</text:p>
          </table:table-cell>
          <table:table-cell office:value-type="float" office:value="17491" table:style-name="ce11">
            <text:p>17,491</text:p>
          </table:table-cell>
          <table:table-cell office:value-type="float" office:value="8925" table:style-name="ce11">
            <text:p>8,925</text:p>
          </table:table-cell>
          <table:table-cell office:value-type="float" office:value="8566" table:style-name="ce10">
            <text:p>8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49" table:style-name="ce52">
            <text:p>3,749</text:p>
          </table:table-cell>
          <table:table-cell office:value-type="float" office:value="10460" table:style-name="ce11">
            <text:p>10,460</text:p>
          </table:table-cell>
          <table:table-cell office:value-type="float" office:value="5369" table:style-name="ce11">
            <text:p>5,369</text:p>
          </table:table-cell>
          <table:table-cell office:value-type="float" office:value="5091" table:style-name="ce10">
            <text:p>5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56" table:style-name="ce52">
            <text:p>6,956</text:p>
          </table:table-cell>
          <table:table-cell office:value-type="float" office:value="18806" table:style-name="ce11">
            <text:p>18,806</text:p>
          </table:table-cell>
          <table:table-cell office:value-type="float" office:value="9741" table:style-name="ce11">
            <text:p>9,741</text:p>
          </table:table-cell>
          <table:table-cell office:value-type="float" office:value="9065" table:style-name="ce10">
            <text:p>9,0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10" table:style-name="ce52">
            <text:p>4,610</text:p>
          </table:table-cell>
          <table:table-cell office:value-type="float" office:value="12193" table:style-name="ce11">
            <text:p>12,193</text:p>
          </table:table-cell>
          <table:table-cell office:value-type="float" office:value="6683" table:style-name="ce11">
            <text:p>6,683</text:p>
          </table:table-cell>
          <table:table-cell office:value-type="float" office:value="5510" table:style-name="ce10">
            <text:p>5,5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3" table:style-name="ce52">
            <text:p>3,483</text:p>
          </table:table-cell>
          <table:table-cell office:value-type="float" office:value="8369" table:style-name="ce11">
            <text:p>8,369</text:p>
          </table:table-cell>
          <table:table-cell office:value-type="float" office:value="4477" table:style-name="ce11">
            <text:p>4,477</text:p>
          </table:table-cell>
          <table:table-cell office:value-type="float" office:value="3892" table:style-name="ce10">
            <text:p>3,8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2" table:style-name="ce52">
            <text:p>3,012</text:p>
          </table:table-cell>
          <table:table-cell office:value-type="float" office:value="7638" table:style-name="ce11">
            <text:p>7,638</text:p>
          </table:table-cell>
          <table:table-cell office:value-type="float" office:value="4147" table:style-name="ce11">
            <text:p>4,147</text:p>
          </table:table-cell>
          <table:table-cell office:value-type="float" office:value="3491" table:style-name="ce10">
            <text:p>3,4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70" table:style-name="ce52">
            <text:p>2,070</text:p>
          </table:table-cell>
          <table:table-cell office:value-type="float" office:value="5316" table:style-name="ce11">
            <text:p>5,316</text:p>
          </table:table-cell>
          <table:table-cell office:value-type="float" office:value="2818" table:style-name="ce11">
            <text:p>2,818</text:p>
          </table:table-cell>
          <table:table-cell office:value-type="float" office:value="2498" table:style-name="ce10">
            <text:p>2,4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30" table:style-name="ce52">
            <text:p>2,330</text:p>
          </table:table-cell>
          <table:table-cell office:value-type="float" office:value="7658" table:style-name="ce11">
            <text:p>7,658</text:p>
          </table:table-cell>
          <table:table-cell office:value-type="float" office:value="3854" table:style-name="ce11">
            <text:p>3,854</text:p>
          </table:table-cell>
          <table:table-cell office:value-type="float" office:value="3804" table:style-name="ce10">
            <text:p>3,8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8" table:style-name="ce52">
            <text:p>1,048</text:p>
          </table:table-cell>
          <table:table-cell office:value-type="float" office:value="3295" table:style-name="ce11">
            <text:p>3,295</text:p>
          </table:table-cell>
          <table:table-cell office:value-type="float" office:value="1685" table:style-name="ce11">
            <text:p>1,685</text:p>
          </table:table-cell>
          <table:table-cell office:value-type="float" office:value="1610" table:style-name="ce10">
            <text:p>1,6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61" table:style-name="ce52">
            <text:p>2,061</text:p>
          </table:table-cell>
          <table:table-cell office:value-type="float" office:value="6783" table:style-name="ce11">
            <text:p>6,783</text:p>
          </table:table-cell>
          <table:table-cell office:value-type="float" office:value="3421" table:style-name="ce11">
            <text:p>3,421</text:p>
          </table:table-cell>
          <table:table-cell office:value-type="float" office:value="3362" table:style-name="ce10">
            <text:p>3,3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395" table:style-name="ce52">
            <text:p>1,395</text:p>
          </table:table-cell>
          <table:table-cell office:value-type="float" office:value="5398" table:style-name="ce11">
            <text:p>5,398</text:p>
          </table:table-cell>
          <table:table-cell office:value-type="float" office:value="2816" table:style-name="ce11">
            <text:p>2,816</text:p>
          </table:table-cell>
          <table:table-cell office:value-type="float" office:value="2582" table:style-name="ce10">
            <text:p>2,5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45" table:style-name="ce52">
            <text:p>2,245</text:p>
          </table:table-cell>
          <table:table-cell office:value-type="float" office:value="7458" table:style-name="ce11">
            <text:p>7,458</text:p>
          </table:table-cell>
          <table:table-cell office:value-type="float" office:value="3734" table:style-name="ce11">
            <text:p>3,734</text:p>
          </table:table-cell>
          <table:table-cell office:value-type="float" office:value="3724" table:style-name="ce10">
            <text:p>3,7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29" table:style-name="ce52">
            <text:p>1,429</text:p>
          </table:table-cell>
          <table:table-cell office:value-type="float" office:value="4927" table:style-name="ce11">
            <text:p>4,927</text:p>
          </table:table-cell>
          <table:table-cell office:value-type="float" office:value="2516" table:style-name="ce11">
            <text:p>2,516</text:p>
          </table:table-cell>
          <table:table-cell office:value-type="float" office:value="2411" table:style-name="ce10">
            <text:p>2,4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85" table:style-name="ce52">
            <text:p>1,585</text:p>
          </table:table-cell>
          <table:table-cell office:value-type="float" office:value="4909" table:style-name="ce11">
            <text:p>4,909</text:p>
          </table:table-cell>
          <table:table-cell office:value-type="float" office:value="2517" table:style-name="ce11">
            <text:p>2,517</text:p>
          </table:table-cell>
          <table:table-cell office:value-type="float" office:value="2392" table:style-name="ce10">
            <text:p>2,39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50" table:style-name="ce53">
            <text:p>1,950</text:p>
          </table:table-cell>
          <table:table-cell office:value-type="float" office:value="4869" table:style-name="ce18">
            <text:p>4,869</text:p>
          </table:table-cell>
          <table:table-cell office:value-type="float" office:value="2441" table:style-name="ce18">
            <text:p>2,441</text:p>
          </table:table-cell>
          <table:table-cell office:value-type="float" office:value="2428" table:style-name="ce17">
            <text:p>2,428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170" table:style-name="ce71">
            <text:p>83,170</text:p>
          </table:table-cell>
          <table:table-cell office:value-type="float" office:value="216453" table:style-name="ce79">
            <text:p>216,453</text:p>
          </table:table-cell>
          <table:table-cell office:value-type="float" office:value="111384" table:style-name="ce79">
            <text:p>111,384</text:p>
          </table:table-cell>
          <table:table-cell office:value-type="float" office:value="105069" table:style-name="ce73">
            <text:p>105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036" table:style-name="ce52">
            <text:p>40,036</text:p>
          </table:table-cell>
          <table:table-cell office:value-type="float" office:value="105083" table:style-name="ce11">
            <text:p>105,083</text:p>
          </table:table-cell>
          <table:table-cell office:value-type="float" office:value="52467" table:style-name="ce11">
            <text:p>52,467</text:p>
          </table:table-cell>
          <table:table-cell office:value-type="float" office:value="52616" table:style-name="ce10">
            <text:p>52,6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9" table:style-name="ce52">
            <text:p>5,349</text:p>
          </table:table-cell>
          <table:table-cell office:value-type="float" office:value="13694" table:style-name="ce11">
            <text:p>13,694</text:p>
          </table:table-cell>
          <table:table-cell office:value-type="float" office:value="7208" table:style-name="ce11">
            <text:p>7,208</text:p>
          </table:table-cell>
          <table:table-cell office:value-type="float" office:value="6486" table:style-name="ce10">
            <text:p>6,4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02" table:style-name="ce52">
            <text:p>3,202</text:p>
          </table:table-cell>
          <table:table-cell office:value-type="float" office:value="8557" table:style-name="ce11">
            <text:p>8,557</text:p>
          </table:table-cell>
          <table:table-cell office:value-type="float" office:value="4422" table:style-name="ce11">
            <text:p>4,422</text:p>
          </table:table-cell>
          <table:table-cell office:value-type="float" office:value="4135" table:style-name="ce10">
            <text:p>4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70" table:style-name="ce52">
            <text:p>6,770</text:p>
          </table:table-cell>
          <table:table-cell office:value-type="float" office:value="17113" table:style-name="ce11">
            <text:p>17,113</text:p>
          </table:table-cell>
          <table:table-cell office:value-type="float" office:value="9014" table:style-name="ce11">
            <text:p>9,014</text:p>
          </table:table-cell>
          <table:table-cell office:value-type="float" office:value="8099" table:style-name="ce10">
            <text:p>8,0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37" table:style-name="ce52">
            <text:p>2,437</text:p>
          </table:table-cell>
          <table:table-cell office:value-type="float" office:value="5797" table:style-name="ce11">
            <text:p>5,797</text:p>
          </table:table-cell>
          <table:table-cell office:value-type="float" office:value="3035" table:style-name="ce11">
            <text:p>3,035</text:p>
          </table:table-cell>
          <table:table-cell office:value-type="float" office:value="2762" table:style-name="ce10">
            <text:p>2,7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54" table:style-name="ce52">
            <text:p>4,754</text:p>
          </table:table-cell>
          <table:table-cell office:value-type="float" office:value="10987" table:style-name="ce11">
            <text:p>10,987</text:p>
          </table:table-cell>
          <table:table-cell office:value-type="float" office:value="5822" table:style-name="ce11">
            <text:p>5,822</text:p>
          </table:table-cell>
          <table:table-cell office:value-type="float" office:value="5165" table:style-name="ce10">
            <text:p>5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47" table:style-name="ce52">
            <text:p>3,747</text:p>
          </table:table-cell>
          <table:table-cell office:value-type="float" office:value="8326" table:style-name="ce11">
            <text:p>8,326</text:p>
          </table:table-cell>
          <table:table-cell office:value-type="float" office:value="4598" table:style-name="ce11">
            <text:p>4,598</text:p>
          </table:table-cell>
          <table:table-cell office:value-type="float" office:value="3728" table:style-name="ce10">
            <text:p>3,7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0" table:style-name="ce52">
            <text:p>2,890</text:p>
          </table:table-cell>
          <table:table-cell office:value-type="float" office:value="7007" table:style-name="ce11">
            <text:p>7,007</text:p>
          </table:table-cell>
          <table:table-cell office:value-type="float" office:value="3963" table:style-name="ce11">
            <text:p>3,963</text:p>
          </table:table-cell>
          <table:table-cell office:value-type="float" office:value="3044" table:style-name="ce10">
            <text:p>3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7" table:style-name="ce52">
            <text:p>3,027</text:p>
          </table:table-cell>
          <table:table-cell office:value-type="float" office:value="7717" table:style-name="ce11">
            <text:p>7,717</text:p>
          </table:table-cell>
          <table:table-cell office:value-type="float" office:value="4074" table:style-name="ce11">
            <text:p>4,074</text:p>
          </table:table-cell>
          <table:table-cell office:value-type="float" office:value="3643" table:style-name="ce10">
            <text:p>3,6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2" table:style-name="ce52">
            <text:p>3,182</text:p>
          </table:table-cell>
          <table:table-cell office:value-type="float" office:value="8148" table:style-name="ce11">
            <text:p>8,148</text:p>
          </table:table-cell>
          <table:table-cell office:value-type="float" office:value="4210" table:style-name="ce11">
            <text:p>4,210</text:p>
          </table:table-cell>
          <table:table-cell office:value-type="float" office:value="3938" table:style-name="ce10">
            <text:p>3,9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50" table:style-name="ce52">
            <text:p>1,150</text:p>
          </table:table-cell>
          <table:table-cell office:value-type="float" office:value="4030" table:style-name="ce11">
            <text:p>4,030</text:p>
          </table:table-cell>
          <table:table-cell office:value-type="float" office:value="2127" table:style-name="ce11">
            <text:p>2,127</text:p>
          </table:table-cell>
          <table:table-cell office:value-type="float" office:value="1903" table:style-name="ce10">
            <text:p>1,9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7" table:style-name="ce52">
            <text:p>1,067</text:p>
          </table:table-cell>
          <table:table-cell office:value-type="float" office:value="3543" table:style-name="ce11">
            <text:p>3,543</text:p>
          </table:table-cell>
          <table:table-cell office:value-type="float" office:value="1896" table:style-name="ce11">
            <text:p>1,896</text:p>
          </table:table-cell>
          <table:table-cell office:value-type="float" office:value="1647" table:style-name="ce10">
            <text:p>1,6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5" table:style-name="ce52">
            <text:p>1,085</text:p>
          </table:table-cell>
          <table:table-cell office:value-type="float" office:value="4102" table:style-name="ce11">
            <text:p>4,102</text:p>
          </table:table-cell>
          <table:table-cell office:value-type="float" office:value="2192" table:style-name="ce11">
            <text:p>2,192</text:p>
          </table:table-cell>
          <table:table-cell office:value-type="float" office:value="1910" table:style-name="ce10">
            <text:p>1,9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3" table:style-name="ce52">
            <text:p>1,423</text:p>
          </table:table-cell>
          <table:table-cell office:value-type="float" office:value="3514" table:style-name="ce11">
            <text:p>3,514</text:p>
          </table:table-cell>
          <table:table-cell office:value-type="float" office:value="1900" table:style-name="ce11">
            <text:p>1,900</text:p>
          </table:table-cell>
          <table:table-cell office:value-type="float" office:value="1614" table:style-name="ce10">
            <text:p>1,6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58" table:style-name="ce52">
            <text:p>1,158</text:p>
          </table:table-cell>
          <table:table-cell office:value-type="float" office:value="3697" table:style-name="ce11">
            <text:p>3,697</text:p>
          </table:table-cell>
          <table:table-cell office:value-type="float" office:value="1866" table:style-name="ce11">
            <text:p>1,866</text:p>
          </table:table-cell>
          <table:table-cell office:value-type="float" office:value="1831" table:style-name="ce10">
            <text:p>1,83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893" table:style-name="ce53">
            <text:p>1,893</text:p>
          </table:table-cell>
          <table:table-cell office:value-type="float" office:value="5138" table:style-name="ce18">
            <text:p>5,138</text:p>
          </table:table-cell>
          <table:table-cell office:value-type="float" office:value="2590" table:style-name="ce18">
            <text:p>2,590</text:p>
          </table:table-cell>
          <table:table-cell office:value-type="float" office:value="2548" table:style-name="ce17">
            <text:p>2,548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6703" table:style-name="ce71">
            <text:p>126,703</text:p>
          </table:table-cell>
          <table:table-cell office:value-type="float" office:value="325857" table:style-name="ce79">
            <text:p>325,857</text:p>
          </table:table-cell>
          <table:table-cell office:value-type="float" office:value="164817" table:style-name="ce79">
            <text:p>164,817</text:p>
          </table:table-cell>
          <table:table-cell office:value-type="float" office:value="161040" table:style-name="ce73">
            <text:p>161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605" table:style-name="ce52">
            <text:p>41,605</text:p>
          </table:table-cell>
          <table:table-cell office:value-type="float" office:value="103211" table:style-name="ce11">
            <text:p>103,211</text:p>
          </table:table-cell>
          <table:table-cell office:value-type="float" office:value="49621" table:style-name="ce11">
            <text:p>49,621</text:p>
          </table:table-cell>
          <table:table-cell office:value-type="float" office:value="53590" table:style-name="ce10">
            <text:p>53,5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5" table:style-name="ce52">
            <text:p>4,395</text:p>
          </table:table-cell>
          <table:table-cell office:value-type="float" office:value="10824" table:style-name="ce11">
            <text:p>10,824</text:p>
          </table:table-cell>
          <table:table-cell office:value-type="float" office:value="5624" table:style-name="ce11">
            <text:p>5,624</text:p>
          </table:table-cell>
          <table:table-cell office:value-type="float" office:value="5200" table:style-name="ce10">
            <text:p>5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74" table:style-name="ce52">
            <text:p>8,874</text:p>
          </table:table-cell>
          <table:table-cell office:value-type="float" office:value="23594" table:style-name="ce11">
            <text:p>23,594</text:p>
          </table:table-cell>
          <table:table-cell office:value-type="float" office:value="12495" table:style-name="ce11">
            <text:p>12,495</text:p>
          </table:table-cell>
          <table:table-cell office:value-type="float" office:value="11099" table:style-name="ce10">
            <text:p>11,0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06" table:style-name="ce52">
            <text:p>7,806</text:p>
          </table:table-cell>
          <table:table-cell office:value-type="float" office:value="20094" table:style-name="ce11">
            <text:p>20,094</text:p>
          </table:table-cell>
          <table:table-cell office:value-type="float" office:value="10244" table:style-name="ce11">
            <text:p>10,244</text:p>
          </table:table-cell>
          <table:table-cell office:value-type="float" office:value="9850" table:style-name="ce10">
            <text:p>9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503" table:style-name="ce52">
            <text:p>32,503</text:p>
          </table:table-cell>
          <table:table-cell office:value-type="float" office:value="83595" table:style-name="ce11">
            <text:p>83,595</text:p>
          </table:table-cell>
          <table:table-cell office:value-type="float" office:value="41878" table:style-name="ce11">
            <text:p>41,878</text:p>
          </table:table-cell>
          <table:table-cell office:value-type="float" office:value="41717" table:style-name="ce10">
            <text:p>41,7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299" table:style-name="ce52">
            <text:p>7,299</text:p>
          </table:table-cell>
          <table:table-cell office:value-type="float" office:value="17764" table:style-name="ce11">
            <text:p>17,764</text:p>
          </table:table-cell>
          <table:table-cell office:value-type="float" office:value="9401" table:style-name="ce11">
            <text:p>9,401</text:p>
          </table:table-cell>
          <table:table-cell office:value-type="float" office:value="8363" table:style-name="ce10">
            <text:p>8,3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06" table:style-name="ce52">
            <text:p>5,006</text:p>
          </table:table-cell>
          <table:table-cell office:value-type="float" office:value="12517" table:style-name="ce11">
            <text:p>12,517</text:p>
          </table:table-cell>
          <table:table-cell office:value-type="float" office:value="6644" table:style-name="ce11">
            <text:p>6,644</text:p>
          </table:table-cell>
          <table:table-cell office:value-type="float" office:value="5873" table:style-name="ce10">
            <text:p>5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08" table:style-name="ce52">
            <text:p>1,708</text:p>
          </table:table-cell>
          <table:table-cell office:value-type="float" office:value="4452" table:style-name="ce11">
            <text:p>4,452</text:p>
          </table:table-cell>
          <table:table-cell office:value-type="float" office:value="2492" table:style-name="ce11">
            <text:p>2,492</text:p>
          </table:table-cell>
          <table:table-cell office:value-type="float" office:value="1960" table:style-name="ce10">
            <text:p>1,9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48" table:style-name="ce52">
            <text:p>4,748</text:p>
          </table:table-cell>
          <table:table-cell office:value-type="float" office:value="11386" table:style-name="ce11">
            <text:p>11,386</text:p>
          </table:table-cell>
          <table:table-cell office:value-type="float" office:value="6107" table:style-name="ce11">
            <text:p>6,107</text:p>
          </table:table-cell>
          <table:table-cell office:value-type="float" office:value="5279" table:style-name="ce10">
            <text:p>5,2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1" table:style-name="ce52">
            <text:p>4,051</text:p>
          </table:table-cell>
          <table:table-cell office:value-type="float" office:value="10127" table:style-name="ce11">
            <text:p>10,127</text:p>
          </table:table-cell>
          <table:table-cell office:value-type="float" office:value="5497" table:style-name="ce11">
            <text:p>5,497</text:p>
          </table:table-cell>
          <table:table-cell office:value-type="float" office:value="4630" table:style-name="ce10">
            <text:p>4,6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86" table:style-name="ce52">
            <text:p>4,886</text:p>
          </table:table-cell>
          <table:table-cell office:value-type="float" office:value="15932" table:style-name="ce11">
            <text:p>15,932</text:p>
          </table:table-cell>
          <table:table-cell office:value-type="float" office:value="8183" table:style-name="ce11">
            <text:p>8,183</text:p>
          </table:table-cell>
          <table:table-cell office:value-type="float" office:value="7749" table:style-name="ce10">
            <text:p>7,7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14" table:style-name="ce52">
            <text:p>2,114</text:p>
          </table:table-cell>
          <table:table-cell office:value-type="float" office:value="6302" table:style-name="ce11">
            <text:p>6,302</text:p>
          </table:table-cell>
          <table:table-cell office:value-type="float" office:value="3319" table:style-name="ce11">
            <text:p>3,319</text:p>
          </table:table-cell>
          <table:table-cell office:value-type="float" office:value="2983" table:style-name="ce10">
            <text:p>2,98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8" table:style-name="ce53">
            <text:p>1,708</text:p>
          </table:table-cell>
          <table:table-cell office:value-type="float" office:value="6059" table:style-name="ce18">
            <text:p>6,059</text:p>
          </table:table-cell>
          <table:table-cell office:value-type="float" office:value="3312" table:style-name="ce18">
            <text:p>3,312</text:p>
          </table:table-cell>
          <table:table-cell office:value-type="float" office:value="2747" table:style-name="ce17">
            <text:p>2,74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503" table:style-name="ce71">
            <text:p>41,503</text:p>
          </table:table-cell>
          <table:table-cell office:value-type="float" office:value="105121" table:style-name="ce79">
            <text:p>105,121</text:p>
          </table:table-cell>
          <table:table-cell office:value-type="float" office:value="54211" table:style-name="ce79">
            <text:p>54,211</text:p>
          </table:table-cell>
          <table:table-cell office:value-type="float" office:value="50910" table:style-name="ce73">
            <text:p>50,9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486" table:style-name="ce52">
            <text:p>25,486</text:p>
          </table:table-cell>
          <table:table-cell office:value-type="float" office:value="62872" table:style-name="ce11">
            <text:p>62,872</text:p>
          </table:table-cell>
          <table:table-cell office:value-type="float" office:value="32003" table:style-name="ce11">
            <text:p>32,003</text:p>
          </table:table-cell>
          <table:table-cell office:value-type="float" office:value="30869" table:style-name="ce10">
            <text:p>30,8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027" table:style-name="ce52">
            <text:p>6,027</text:p>
          </table:table-cell>
          <table:table-cell office:value-type="float" office:value="15018" table:style-name="ce11">
            <text:p>15,018</text:p>
          </table:table-cell>
          <table:table-cell office:value-type="float" office:value="7966" table:style-name="ce11">
            <text:p>7,966</text:p>
          </table:table-cell>
          <table:table-cell office:value-type="float" office:value="7052" table:style-name="ce10">
            <text:p>7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485" table:style-name="ce52">
            <text:p>3,485</text:p>
          </table:table-cell>
          <table:table-cell office:value-type="float" office:value="9840" table:style-name="ce11">
            <text:p>9,840</text:p>
          </table:table-cell>
          <table:table-cell office:value-type="float" office:value="5125" table:style-name="ce11">
            <text:p>5,125</text:p>
          </table:table-cell>
          <table:table-cell office:value-type="float" office:value="4715" table:style-name="ce10">
            <text:p>4,7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50" table:style-name="ce52">
            <text:p>3,050</text:p>
          </table:table-cell>
          <table:table-cell office:value-type="float" office:value="8309" table:style-name="ce11">
            <text:p>8,309</text:p>
          </table:table-cell>
          <table:table-cell office:value-type="float" office:value="4294" table:style-name="ce11">
            <text:p>4,294</text:p>
          </table:table-cell>
          <table:table-cell office:value-type="float" office:value="4015" table:style-name="ce10">
            <text:p>4,0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59" table:style-name="ce52">
            <text:p>2,059</text:p>
          </table:table-cell>
          <table:table-cell office:value-type="float" office:value="5266" table:style-name="ce11">
            <text:p>5,266</text:p>
          </table:table-cell>
          <table:table-cell office:value-type="float" office:value="2858" table:style-name="ce11">
            <text:p>2,858</text:p>
          </table:table-cell>
          <table:table-cell office:value-type="float" office:value="2408" table:style-name="ce10">
            <text:p>2,40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96" table:style-name="ce53">
            <text:p>1,396</text:p>
          </table:table-cell>
          <table:table-cell office:value-type="float" office:value="3816" table:style-name="ce18">
            <text:p>3,816</text:p>
          </table:table-cell>
          <table:table-cell office:value-type="float" office:value="1965" table:style-name="ce18">
            <text:p>1,965</text:p>
          </table:table-cell>
          <table:table-cell office:value-type="float" office:value="1851" table:style-name="ce17">
            <text:p>1,85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9年2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4573" table:style-name="ce71">
            <text:p>154,573</text:p>
          </table:table-cell>
          <table:table-cell office:value-type="float" office:value="368870" table:style-name="ce79">
            <text:p>368,870</text:p>
          </table:table-cell>
          <table:table-cell office:value-type="float" office:value="184126" table:style-name="ce79">
            <text:p>184,126</text:p>
          </table:table-cell>
          <table:table-cell office:value-type="float" office:value="184744" table:style-name="ce73">
            <text:p>184,74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01" table:style-name="ce52">
            <text:p>22,801</text:p>
          </table:table-cell>
          <table:table-cell office:value-type="float" office:value="51393" table:style-name="ce11">
            <text:p>51,393</text:p>
          </table:table-cell>
          <table:table-cell office:value-type="float" office:value="26181" table:style-name="ce11">
            <text:p>26,181</text:p>
          </table:table-cell>
          <table:table-cell office:value-type="float" office:value="25212" table:style-name="ce10">
            <text:p>25,212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751" table:style-name="ce52">
            <text:p>21,751</text:p>
          </table:table-cell>
          <table:table-cell office:value-type="float" office:value="53758" table:style-name="ce11">
            <text:p>53,758</text:p>
          </table:table-cell>
          <table:table-cell office:value-type="float" office:value="26921" table:style-name="ce11">
            <text:p>26,921</text:p>
          </table:table-cell>
          <table:table-cell office:value-type="float" office:value="26837" table:style-name="ce10">
            <text:p>26,83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896" table:style-name="ce52">
            <text:p>15,896</text:p>
          </table:table-cell>
          <table:table-cell office:value-type="float" office:value="38563" table:style-name="ce11">
            <text:p>38,563</text:p>
          </table:table-cell>
          <table:table-cell office:value-type="float" office:value="19283" table:style-name="ce11">
            <text:p>19,283</text:p>
          </table:table-cell>
          <table:table-cell office:value-type="float" office:value="19280" table:style-name="ce10">
            <text:p>19,28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20" table:style-name="ce52">
            <text:p>19,020</text:p>
          </table:table-cell>
          <table:table-cell office:value-type="float" office:value="43216" table:style-name="ce11">
            <text:p>43,216</text:p>
          </table:table-cell>
          <table:table-cell office:value-type="float" office:value="21325" table:style-name="ce11">
            <text:p>21,325</text:p>
          </table:table-cell>
          <table:table-cell office:value-type="float" office:value="21891" table:style-name="ce10">
            <text:p>21,891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15" table:style-name="ce52">
            <text:p>19,215</text:p>
          </table:table-cell>
          <table:table-cell office:value-type="float" office:value="46790" table:style-name="ce11">
            <text:p>46,790</text:p>
          </table:table-cell>
          <table:table-cell office:value-type="float" office:value="23724" table:style-name="ce11">
            <text:p>23,724</text:p>
          </table:table-cell>
          <table:table-cell office:value-type="float" office:value="23066" table:style-name="ce10">
            <text:p>23,06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913" table:style-name="ce52">
            <text:p>33,913</text:p>
          </table:table-cell>
          <table:table-cell office:value-type="float" office:value="82355" table:style-name="ce11">
            <text:p>82,355</text:p>
          </table:table-cell>
          <table:table-cell office:value-type="float" office:value="40739" table:style-name="ce11">
            <text:p>40,739</text:p>
          </table:table-cell>
          <table:table-cell office:value-type="float" office:value="41616" table:style-name="ce10">
            <text:p>41,61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1977" table:style-name="ce53">
            <text:p>21,977</text:p>
          </table:table-cell>
          <table:table-cell office:value-type="float" office:value="52795" table:style-name="ce18">
            <text:p>52,795</text:p>
          </table:table-cell>
          <table:table-cell office:value-type="float" office:value="25953" table:style-name="ce18">
            <text:p>25,953</text:p>
          </table:table-cell>
          <table:table-cell office:value-type="float" office:value="26842" table:style-name="ce17">
            <text:p>26,842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8365" table:style-name="ce71">
            <text:p>168,365</text:p>
          </table:table-cell>
          <table:table-cell office:value-type="float" office:value="449251" table:style-name="ce79">
            <text:p>449,251</text:p>
          </table:table-cell>
          <table:table-cell office:value-type="float" office:value="221528" table:style-name="ce79">
            <text:p>221,528</text:p>
          </table:table-cell>
          <table:table-cell office:value-type="float" office:value="227723" table:style-name="ce73">
            <text:p>227,7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2044" table:style-name="ce52">
            <text:p>82,044</text:p>
          </table:table-cell>
          <table:table-cell office:value-type="float" office:value="218191" table:style-name="ce11">
            <text:p>218,191</text:p>
          </table:table-cell>
          <table:table-cell office:value-type="float" office:value="107294" table:style-name="ce11">
            <text:p>107,294</text:p>
          </table:table-cell>
          <table:table-cell office:value-type="float" office:value="110897" table:style-name="ce10">
            <text:p>110,8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204" table:style-name="ce52">
            <text:p>58,204</text:p>
          </table:table-cell>
          <table:table-cell office:value-type="float" office:value="152388" table:style-name="ce11">
            <text:p>152,388</text:p>
          </table:table-cell>
          <table:table-cell office:value-type="float" office:value="74301" table:style-name="ce11">
            <text:p>74,301</text:p>
          </table:table-cell>
          <table:table-cell office:value-type="float" office:value="78087" table:style-name="ce10">
            <text:p>78,08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117" table:style-name="ce53">
            <text:p>28,117</text:p>
          </table:table-cell>
          <table:table-cell office:value-type="float" office:value="78672" table:style-name="ce18">
            <text:p>78,672</text:p>
          </table:table-cell>
          <table:table-cell office:value-type="float" office:value="39933" table:style-name="ce18">
            <text:p>39,933</text:p>
          </table:table-cell>
          <table:table-cell office:value-type="float" office:value="38739" table:style-name="ce17">
            <text:p>38,739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674" table:style-name="ce71">
            <text:p>100,674</text:p>
          </table:table-cell>
          <table:table-cell office:value-type="float" office:value="267598" table:style-name="ce79">
            <text:p>267,598</text:p>
          </table:table-cell>
          <table:table-cell office:value-type="float" office:value="129670" table:style-name="ce79">
            <text:p>129,670</text:p>
          </table:table-cell>
          <table:table-cell office:value-type="float" office:value="137928" table:style-name="ce73">
            <text:p>137,9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52" table:style-name="ce52">
            <text:p>45,852</text:p>
          </table:table-cell>
          <table:table-cell office:value-type="float" office:value="120740" table:style-name="ce11">
            <text:p>120,740</text:p>
          </table:table-cell>
          <table:table-cell office:value-type="float" office:value="57930" table:style-name="ce11">
            <text:p>57,930</text:p>
          </table:table-cell>
          <table:table-cell office:value-type="float" office:value="62810" table:style-name="ce10">
            <text:p>62,81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4822" table:style-name="ce53">
            <text:p>54,822</text:p>
          </table:table-cell>
          <table:table-cell office:value-type="float" office:value="146858" table:style-name="ce18">
            <text:p>146,858</text:p>
          </table:table-cell>
          <table:table-cell office:value-type="float" office:value="71740" table:style-name="ce18">
            <text:p>71,740</text:p>
          </table:table-cell>
          <table:table-cell office:value-type="float" office:value="75118" table:style-name="ce17">
            <text:p>75,118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248" table:style-name="ce71">
            <text:p>41,248</text:p>
          </table:table-cell>
          <table:table-cell office:value-type="float" office:value="140081" table:style-name="ce79">
            <text:p>140,081</text:p>
          </table:table-cell>
          <table:table-cell office:value-type="float" office:value="69948" table:style-name="ce79">
            <text:p>69,948</text:p>
          </table:table-cell>
          <table:table-cell office:value-type="float" office:value="70133" table:style-name="ce73">
            <text:p>70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076" table:style-name="ce52">
            <text:p>13,076</text:p>
          </table:table-cell>
          <table:table-cell office:value-type="float" office:value="43198" table:style-name="ce11">
            <text:p>43,198</text:p>
          </table:table-cell>
          <table:table-cell office:value-type="float" office:value="21549" table:style-name="ce11">
            <text:p>21,549</text:p>
          </table:table-cell>
          <table:table-cell office:value-type="float" office:value="21649" table:style-name="ce10">
            <text:p>21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274" table:style-name="ce52">
            <text:p>9,274</text:p>
          </table:table-cell>
          <table:table-cell office:value-type="float" office:value="30177" table:style-name="ce11">
            <text:p>30,177</text:p>
          </table:table-cell>
          <table:table-cell office:value-type="float" office:value="15143" table:style-name="ce11">
            <text:p>15,143</text:p>
          </table:table-cell>
          <table:table-cell office:value-type="float" office:value="15034" table:style-name="ce10">
            <text:p>15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06" table:style-name="ce52">
            <text:p>6,406</text:p>
          </table:table-cell>
          <table:table-cell office:value-type="float" office:value="20783" table:style-name="ce11">
            <text:p>20,783</text:p>
          </table:table-cell>
          <table:table-cell office:value-type="float" office:value="10269" table:style-name="ce11">
            <text:p>10,269</text:p>
          </table:table-cell>
          <table:table-cell office:value-type="float" office:value="10514" table:style-name="ce10">
            <text:p>10,5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167" table:style-name="ce52">
            <text:p>9,167</text:p>
          </table:table-cell>
          <table:table-cell office:value-type="float" office:value="32496" table:style-name="ce11">
            <text:p>32,496</text:p>
          </table:table-cell>
          <table:table-cell office:value-type="float" office:value="16325" table:style-name="ce11">
            <text:p>16,325</text:p>
          </table:table-cell>
          <table:table-cell office:value-type="float" office:value="16171" table:style-name="ce10">
            <text:p>16,1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90" table:style-name="ce52">
            <text:p>3,190</text:p>
          </table:table-cell>
          <table:table-cell office:value-type="float" office:value="12754" table:style-name="ce11">
            <text:p>12,754</text:p>
          </table:table-cell>
          <table:table-cell office:value-type="float" office:value="6317" table:style-name="ce11">
            <text:p>6,317</text:p>
          </table:table-cell>
          <table:table-cell office:value-type="float" office:value="6437" table:style-name="ce10">
            <text:p>6,43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73" table:style-name="ce18">
            <text:p>673</text:p>
          </table:table-cell>
          <table:table-cell office:value-type="float" office:value="345" table:style-name="ce18">
            <text:p>345</text:p>
          </table:table-cell>
          <table:table-cell office:value-type="float" office:value="328" table:style-name="ce17">
            <text:p>328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259" table:style-name="ce71">
            <text:p>3,259</text:p>
          </table:table-cell>
          <table:table-cell office:value-type="float" office:value="13059" table:style-name="ce79">
            <text:p>13,059</text:p>
          </table:table-cell>
          <table:table-cell office:value-type="float" office:value="7483" table:style-name="ce79">
            <text:p>7,483</text:p>
          </table:table-cell>
          <table:table-cell office:value-type="float" office:value="5576" table:style-name="ce73">
            <text:p>5,5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861" table:style-name="ce52">
            <text:p>1,861</text:p>
          </table:table-cell>
          <table:table-cell office:value-type="float" office:value="7580" table:style-name="ce11">
            <text:p>7,580</text:p>
          </table:table-cell>
          <table:table-cell office:value-type="float" office:value="4269" table:style-name="ce11">
            <text:p>4,269</text:p>
          </table:table-cell>
          <table:table-cell office:value-type="float" office:value="3311" table:style-name="ce10">
            <text:p>3,3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39" table:style-name="ce52">
            <text:p>739</text:p>
          </table:table-cell>
          <table:table-cell office:value-type="float" office:value="2602" table:style-name="ce11">
            <text:p>2,602</text:p>
          </table:table-cell>
          <table:table-cell office:value-type="float" office:value="1478" table:style-name="ce11">
            <text:p>1,478</text:p>
          </table:table-cell>
          <table:table-cell office:value-type="float" office:value="1124" table:style-name="ce10">
            <text:p>1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1" table:style-name="ce52">
            <text:p>311</text:p>
          </table:table-cell>
          <table:table-cell office:value-type="float" office:value="1531" table:style-name="ce11">
            <text:p>1,531</text:p>
          </table:table-cell>
          <table:table-cell office:value-type="float" office:value="937" table:style-name="ce11">
            <text:p>937</text:p>
          </table:table-cell>
          <table:table-cell office:value-type="float" office:value="594" table:style-name="ce10">
            <text:p>59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8" table:style-name="ce53">
            <text:p>348</text:p>
          </table:table-cell>
          <table:table-cell office:value-type="float" office:value="1346" table:style-name="ce18">
            <text:p>1,346</text:p>
          </table:table-cell>
          <table:table-cell office:value-type="float" office:value="799" table:style-name="ce18">
            <text:p>799</text:p>
          </table:table-cell>
          <table:table-cell office:value-type="float" office:value="547" table:style-name="ce17">
            <text:p>54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user</meta:initial-creator>
    <dc:creator>周柏妤</dc:creator>
    <meta:creation-date>1998-03-06T04:37:15Z</meta:creation-date>
    <dc:date>2020-03-09T02:00:17Z</dc:date>
    <meta:print-date>2020-02-04T09:52:15Z</meta:print-date>
  </office:meta>
</office:document-meta>
</file>